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7">
      <style:drawing-page-properties draw:fill="bitmap" draw:fill-image-name="a67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0.5in" fo:margin-left="0.5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3">
      <style:drawing-page-properties draw:fill="bitmap" draw:fill-image-name="a70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52">
      <style:drawing-page-properties draw:fill="bitmap" draw:fill-image-name="a7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5in" fo:margin-left="0.5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7">
      <style:drawing-page-properties draw:fill="bitmap" draw:fill-image-name="a8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2">
      <style:drawing-page-properties draw:fill="bitmap" draw:fill-image-name="a66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2">
      <style:drawing-page-properties draw:fill="bitmap" draw:fill-image-name="a80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8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9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5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6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0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2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9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1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4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6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0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1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4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8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85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1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8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3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1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5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3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3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0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2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4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6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2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69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6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1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7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7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8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2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9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1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</office:automatic-styles>
  <office:body>
    <office:presentation>
      <draw:page draw:name="Slide1" draw:style-name="a662" draw:master-page-name="Master1-Layout1-title-Title-Slide" presentation:presentation-page-layout-name="Master1-PPL1" draw:id="Slide-256">
        <draw:frame draw:id="id227" presentation:style-name="a666" draw:name="Title 1" svg:x="3.20254in" svg:y="1.50926in" svg:width="9.37732in" svg:height="2.86111in" presentation:class="title" presentation:placeholder="false">
          <draw:text-box>
            <text:p text:style-name="a665" text:class-names="" text:cond-style-name=""><text:span text:style-name="a663" text:class-names=""><text:line-break/>XRP Ledger EVM Compatible Sidechain Evaluation</text:span><text:span text:style-name="a664" text:class-names=""/></text:p>
          </draw:text-box>
          <svg:title/>
          <svg:desc/>
        </draw:frame>
        <draw:frame draw:id="id228" presentation:style-name="a675" draw:name="Subtitle 2" svg:x="4.93808in" svg:y="4.37037in" svg:width="7.64178in" svg:height="1.51852in" presentation:class="subtitle" presentation:placeholder="false">
          <draw:text-box>
            <text:p text:style-name="a672" text:class-names="" text:cond-style-name=""><text:span text:style-name="a667" text:class-names="">Alchemy University –<text:s text:c="1"/></text:span><text:span text:style-name="a668" text:class-names="">Ethereum</text:span><text:span text:style-name="a669" text:class-names=""><text:s text:c="1"/></text:span><text:span text:style-name="a670" text:class-names="">Bootcamp</text:span><text:span text:style-name="a671" text:class-names=""><text:s text:c="1"/>– Final Project</text:span></text:p>
            <text:p text:style-name="a674" text:class-names="" text:cond-style-name=""><text:span text:style-name="a673" text:class-names="">Johnis</text:span></text:p>
          </draw:text-box>
          <svg:title/>
          <svg:desc/>
        </draw:frame>
      </draw:page>
      <draw:page draw:name="Slide2" draw:style-name="a677" draw:master-page-name="Master1-Layout2-obj-Title-and-Content" presentation:presentation-page-layout-name="Master1-PPL2" draw:id="Slide-257">
        <draw:frame draw:id="id229" presentation:style-name="a681" draw:name="Title 1" svg:x="1.62326in" svg:y="0.75in" svg:width="10.9566in" svg:height="1.91667in" presentation:class="title" presentation:placeholder="false">
          <draw:text-box>
            <text:p text:style-name="a680" text:class-names="" text:cond-style-name=""><text:span text:style-name="a678" text:class-names="">Overview</text:span><text:span text:style-name="a679" text:class-names=""/></text:p>
          </draw:text-box>
          <svg:title/>
          <svg:desc/>
        </draw:frame>
        <draw:frame draw:id="id230" presentation:style-name="a701" draw:name="Content Placeholder 2" svg:x="1.62326in" svg:y="2.09402in" svg:width="10.9566in" svg:height="4.94017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Sole purpose of the project is to utilise knowledge acquired from Alchemy University to do a quick evaluation of XRP Ledger EVM compatible side chain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There is no intent to present completeness/proficiency in Contract development</text:span></text:p>
              </text:list-item>
            </text:list>
            <text:list text:style-name="a692">
              <text:list-item>
                <text:p text:style-name="a691" text:class-names="" text:cond-style-name=""><text:span text:style-name="a688" text:class-names="">There is no intent to present<text:s text:c="1"/></text:span><text:span text:style-name="a689" text:class-names="">completeness/proficiency</text:span><text:span text:style-name="a690" text:class-names=""><text:s text:c="1"/>in Web3 Development</text:span></text:p>
              </text:list-item>
            </text:list>
            <text:list text:style-name="a700">
              <text:list-item>
                <text:p text:style-name="a699" text:class-names="" text:cond-style-name=""><text:span text:style-name="a693" text:class-names="">Github</text:span><text:span text:style-name="a694" text:class-names="">:<text:s text:c="1"/></text:span><text:span text:style-name="a695" text:class-names=""><text:a xlink:href="https://github.com/johnisag/my-portfolio-alch-uni" text:style-name="" text:visited-style-name="">https://</text:a></text:span><text:span text:style-name="a696" text:class-names=""><text:a xlink:href="https://github.com/johnisag/my-portfolio-alch-uni" text:style-name="" text:visited-style-name="">github.com/johnisag/my-portfolio-alch-uni</text:a></text:span><text:span text:style-name="a697" text:class-names=""><text:s text:c="1"/></text:span><text:span text:style-name="a698" text:class-names=""/></text:p>
              </text:list-item>
            </text:list>
          </draw:text-box>
          <svg:title/>
          <svg:desc/>
        </draw:frame>
      </draw:page>
      <draw:page draw:name="Slide3" draw:style-name="a703" draw:master-page-name="Master1-Layout2-obj-Title-and-Content" presentation:presentation-page-layout-name="Master1-PPL2" draw:id="Slide-258">
        <draw:frame draw:id="id231" presentation:style-name="a746" draw:name="Content Placeholder 2" svg:x="1.62326in" svg:y="2.06838in" svg:width="10.9566in" svg:height="4.97436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Phase 1: Portfolio Management Contract</text:span></text:p>
              </text:list-item>
            </text:list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7" text:class-names="">Contract Development and Testing Using<text:s text:c="1"/></text:span><text:span text:style-name="a708" text:class-names="">Hardhad</text:span><text:span text:style-name="a709" text:class-names=""/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Add Asset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p text:style-name="a716" text:class-names="" text:cond-style-name=""><text:span text:style-name="a715" text:class-names="">Update Asset</text:span></text:p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p text:style-name="a719" text:class-names="" text:cond-style-name=""><text:span text:style-name="a718" text:class-names="">Delete Asset</text:span></text:p>
                      </text:list-item>
                    </text:list>
                  </text:list-item>
                </text:list>
              </text:list-item>
            </text:list>
            <text:list text:style-name="a724">
              <text:list-item>
                <text:list text:style-name="a724">
                  <text:list-item>
                    <text:list text:style-name="a724">
                      <text:list-item>
                        <text:p text:style-name="a723" text:class-names="" text:cond-style-name=""><text:span text:style-name="a721" text:class-names="">Get Assets (Portfolio)</text:span><text:span text:style-name="a722" text:class-names=""/></text:p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p text:style-name="a729" text:class-names="" text:cond-style-name=""><text:span text:style-name="a725" text:class-names="">Unit testing<text:s text:c="1"/></text:span><text:span text:style-name="a726" text:class-names="">development using<text:s text:c="1"/></text:span><text:span text:style-name="a727" text:class-names="">Hardhard</text:span><text:span text:style-name="a728" text:class-names=""/></text:p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p text:style-name="a732" text:class-names="" text:cond-style-name=""><text:span text:style-name="a731" text:class-names="">Baseline unit tests for all contract functions</text:span></text:p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p text:style-name="a735" text:class-names="" text:cond-style-name=""><text:span text:style-name="a734" text:class-names="">Contract: 0x29BBF5f4f19F7F782a26b51Ae22573B29a9e8C4e</text:span></text:p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p text:style-name="a741" text:class-names="" text:cond-style-name=""><text:span text:style-name="a737" text:class-names=""><text:a xlink:href="https://evm-sidechain.xrpl.org/address/0x29BBF5f4f19F7F782a26b51Ae22573B29a9e8C4e" text:style-name="" text:visited-style-name="">https://</text:a></text:span><text:span text:style-name="a738" text:class-names=""><text:a xlink:href="https://evm-sidechain.xrpl.org/address/0x29BBF5f4f19F7F782a26b51Ae22573B29a9e8C4e" text:style-name="" text:visited-style-name="">evm-sidechain.xrpl.org/address/0x29BBF5f4f19F7F782a26b51Ae22573B29a9e8C4e</text:a></text:span><text:span text:style-name="a739" text:class-names=""><text:s text:c="1"/></text:span><text:span text:style-name="a740" text:class-names=""/></text:p>
                      </text:list-item>
                    </text:list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p text:style-name="a744" text:class-names="" text:cond-style-name=""><text:span text:style-name="a74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32" presentation:style-name="a750" draw:name="Title 1" svg:x="1.62326in" svg:y="0.75in" svg:width="10.9566in" svg:height="1.91667in" presentation:class="title" presentation:placeholder="false">
          <draw:text-box>
            <text:p text:style-name="a749" text:class-names="" text:cond-style-name=""><text:span text:style-name="a747" text:class-names="">Development Phases</text:span><text:span text:style-name="a748" text:class-names=""/></text:p>
          </draw:text-box>
          <svg:title/>
          <svg:desc/>
        </draw:frame>
      </draw:page>
      <draw:page draw:name="Slide4" draw:style-name="a752" draw:master-page-name="Master1-Layout2-obj-Title-and-Content" presentation:presentation-page-layout-name="Master1-PPL2" draw:id="Slide-259">
        <draw:frame draw:id="id233" presentation:style-name="a800" draw:name="Content Placeholder 2" svg:x="1.62326in" svg:y="1.32479in" svg:width="10.9566in" svg:height="5.58974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3" text:class-names="">Phase 2:<text:s text:c="1"/></text:span><text:span text:style-name="a754" text:class-names="">Web3 App</text:span><text:span text:style-name="a755" text:class-names=""/></text:p>
              </text:list-item>
            </text:list>
            <text:list text:style-name="a760">
              <text:list-item>
                <text:list text:style-name="a760">
                  <text:list-item>
                    <text:p text:style-name="a759" text:class-names="" text:cond-style-name=""><text:span text:style-name="a758" text:class-names="">Single Page Web3 App</text:span></text:p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p text:style-name="a765" text:class-names="" text:cond-style-name=""><text:span text:style-name="a761" text:class-names="">Plain<text:s text:c="1"/></text:span><text:span text:style-name="a762" text:class-names="">HTML and<text:s text:c="1"/></text:span><text:span text:style-name="a763" text:class-names="">JavaScript</text:span><text:span text:style-name="a764" text:class-names=""/></text:p>
                      </text:list-item>
                    </text:list>
                  </text:list-item>
                </text:list>
              </text:list-item>
            </text:list>
            <text:list text:style-name="a770">
              <text:list-item>
                <text:list text:style-name="a770">
                  <text:list-item>
                    <text:list text:style-name="a770">
                      <text:list-item>
                        <text:p text:style-name="a769" text:class-names="" text:cond-style-name=""><text:span text:style-name="a767" text:class-names="">ethers.js<text:s text:c="1"/></text:span><text:span text:style-name="a768" text:class-names="">for contract interaction</text:span></text:p>
                      </text:list-item>
                    </text:list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list text:style-name="a774">
                      <text:list-item>
                        <text:p text:style-name="a773" text:class-names="" text:cond-style-name=""><text:span text:style-name="a771" text:class-names="">Explore<text:s text:c="1"/></text:span><text:span text:style-name="a772" text:class-names="">all contract operations</text:span></text:p>
                      </text:list-item>
                    </text:list>
                  </text:list-item>
                </text:list>
              </text:list-item>
            </text:list>
            <text:list text:style-name="a778">
              <text:list-item>
                <text:list text:style-name="a778">
                  <text:list-item>
                    <text:list text:style-name="a778">
                      <text:list-item>
                        <text:list text:style-name="a778">
                          <text:list-item>
                            <text:p text:style-name="a777" text:class-names="" text:cond-style-name=""><text:span text:style-name="a775" text:class-names="">Add Asset</text:span><text:span text:style-name="a776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list text:style-name="a782">
                      <text:list-item>
                        <text:list text:style-name="a782">
                          <text:list-item>
                            <text:p text:style-name="a781" text:class-names="" text:cond-style-name=""><text:span text:style-name="a779" text:class-names="">Update Asset</text:span><text:span text:style-name="a780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list text:style-name="a786">
                      <text:list-item>
                        <text:list text:style-name="a786">
                          <text:list-item>
                            <text:p text:style-name="a785" text:class-names="" text:cond-style-name=""><text:span text:style-name="a783" text:class-names="">Delete Asset</text:span><text:span text:style-name="a784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0">
              <text:list-item>
                <text:list text:style-name="a790">
                  <text:list-item>
                    <text:list text:style-name="a790">
                      <text:list-item>
                        <text:list text:style-name="a790">
                          <text:list-item>
                            <text:p text:style-name="a789" text:class-names="" text:cond-style-name=""><text:span text:style-name="a787" text:class-names="">Get Assets (Portfolio)</text:span><text:span text:style-name="a788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p text:style-name="a792" text:class-names="" text:cond-style-name=""><text:span text:style-name="a791" text:class-names="">Runnable in any machine (e.g. VS Code Live Server)<text:s text:c="1"/></text:span></text:p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list text:style-name="a796">
                      <text:list-item>
                        <text:p text:style-name="a795" text:class-names="" text:cond-style-name=""><text:span text:style-name="a794" text:class-names="">No deployment is required</text:span></text:p>
                      </text:list-item>
                    </text:list>
                  </text:list-item>
                </text:list>
              </text:list-item>
            </text:list>
            <text:list text:style-name="a799">
              <text:list-item>
                <text:list text:style-name="a799">
                  <text:list-item>
                    <text:p text:style-name="a798" text:class-names="" text:cond-style-name=""><text:span text:style-name="a79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802" draw:master-page-name="Master1-Layout2-obj-Title-and-Content" presentation:presentation-page-layout-name="Master1-PPL2" draw:id="Slide-260">
        <draw:frame draw:id="id234" presentation:style-name="a831" draw:name="Content Placeholder 2" svg:x="1.62326in" svg:y="2.06838in" svg:width="10.9566in" svg:height="4.97436in" presentation:class="outline" presentation:placeholder="false">
          <draw:text-box>
            <text:list text:style-name="a807">
              <text:list-item>
                <text:list text:style-name="a807">
                  <text:list-item>
                    <text:p text:style-name="a806" text:class-names="" text:cond-style-name=""><text:span text:style-name="a803" text:class-names="">Solely Using Alchemy University<text:s text:c="1"/></text:span><text:span text:style-name="a804" text:class-names="">Barebone</text:span><text:span text:style-name="a805" text:class-names=""><text:s text:c="1"/>Knowledge, we manage to:</text:span></text:p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list text:style-name="a810">
                      <text:list-item>
                        <text:p text:style-name="a809" text:class-names="" text:cond-style-name=""><text:span text:style-name="a808" text:class-names="">Create a base contract for a random topic (Asset Portfolio Management)</text:span></text:p>
                      </text:list-item>
                    </text:list>
                  </text:list-item>
                </text:list>
              </text:list-item>
            </text:list>
            <text:list text:style-name="a813">
              <text:list-item>
                <text:list text:style-name="a813">
                  <text:list-item>
                    <text:list text:style-name="a813">
                      <text:list-item>
                        <text:p text:style-name="a812" text:class-names="" text:cond-style-name=""><text:span text:style-name="a811" text:class-names="">Deploy contract in a new experimental EVM Sidechain in the XRPL ecosystem</text:span></text:p>
                      </text:list-item>
                    </text:list>
                  </text:list-item>
                </text:list>
              </text:list-item>
            </text:list>
            <text:list text:style-name="a816">
              <text:list-item>
                <text:list text:style-name="a816">
                  <text:list-item>
                    <text:list text:style-name="a816">
                      <text:list-item>
                        <text:p text:style-name="a815" text:class-names="" text:cond-style-name=""><text:span text:style-name="a814" text:class-names="">Test our work</text:span></text:p>
                      </text:list-item>
                    </text:list>
                  </text:list-item>
                </text:list>
              </text:list-item>
            </text:list>
            <text:list text:style-name="a819">
              <text:list-item>
                <text:list text:style-name="a819">
                  <text:list-item>
                    <text:p text:style-name="a818" text:class-names="" text:cond-style-name=""><text:span text:style-name="a817" text:class-names="">XRPL EVM Compatible Sidechain:</text:span></text:p>
                  </text:list-item>
                </text:list>
              </text:list-item>
            </text:list>
            <text:list text:style-name="a822">
              <text:list-item>
                <text:list text:style-name="a822">
                  <text:list-item>
                    <text:list text:style-name="a822">
                      <text:list-item>
                        <text:p text:style-name="a821" text:class-names="" text:cond-style-name=""><text:span text:style-name="a820" text:class-names="">Anyone with fundamental solidity experience could start experimenting with the sidechain</text:span></text:p>
                      </text:list-item>
                    </text:list>
                  </text:list-item>
                </text:list>
              </text:list-item>
            </text:list>
            <text:list text:style-name="a827">
              <text:list-item>
                <text:list text:style-name="a827">
                  <text:list-item>
                    <text:list text:style-name="a827">
                      <text:list-item>
                        <text:p text:style-name="a826" text:class-names="" text:cond-style-name=""><text:span text:style-name="a823" text:class-names="">It will be nice to see integration and with other stacks like<text:s text:c="1"/></text:span><text:span text:style-name="a824" text:class-names=""><text:a xlink:href="https://thegraph.com/" text:style-name="" text:visited-style-name="">The Graph</text:a></text:span><text:span text:style-name="a825" text:class-names=""/></text:p>
                      </text:list-item>
                    </text:list>
                  </text:list-item>
                </text:list>
              </text:list-item>
            </text:list>
            <text:list text:style-name="a830">
              <text:list-item>
                <text:list text:style-name="a830">
                  <text:list-item>
                    <text:p text:style-name="a829" text:class-names="" text:cond-style-name=""><text:span text:style-name="a82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35" presentation:style-name="a835" draw:name="Title 1" svg:x="1.62326in" svg:y="0.75in" svg:width="10.9566in" svg:height="1.91667in" presentation:class="title" presentation:placeholder="false">
          <draw:text-box>
            <text:p text:style-name="a834" text:class-names="" text:cond-style-name=""><text:span text:style-name="a832" text:class-names="">Outcomes</text:span><text:span text:style-name="a833" text:class-names=""/></text:p>
          </draw:text-box>
          <svg:title/>
          <svg:desc/>
        </draw:frame>
      </draw:page>
      <draw:page draw:name="Slide6" draw:style-name="a837" draw:master-page-name="Master1-Layout2-obj-Title-and-Content" presentation:presentation-page-layout-name="Master1-PPL2" draw:id="Slide-261">
        <draw:frame draw:id="id236" presentation:style-name="a841" draw:name="Title 1" svg:x="1.62326in" svg:y="0.75in" svg:width="10.9566in" svg:height="1.91667in" presentation:class="title" presentation:placeholder="false">
          <draw:text-box>
            <text:p text:style-name="a840" text:class-names="" text:cond-style-name=""><text:span text:style-name="a838" text:class-names="">Useful Links</text:span><text:span text:style-name="a839" text:class-names=""/></text:p>
          </draw:text-box>
          <svg:title/>
          <svg:desc/>
        </draw:frame>
        <draw:frame draw:id="id237" presentation:style-name="a878" draw:name="Content Placeholder 2" svg:x="1.62326in" svg:y="2.91667in" svg:width="10.9566in" svg:height="3.41667in" presentation:class="outline" presentation:placeholder="false">
          <draw:text-box>
            <text:list text:style-name="a846">
              <text:list-item>
                <text:p text:style-name="a845" text:class-names="" text:cond-style-name=""><text:span text:style-name="a842" text:class-names=""><text:a xlink:href="https://www.alchemy.com/university" text:style-name="" text:visited-style-name="">Alchemy<text:s text:c="1"/></text:a></text:span><text:span text:style-name="a843" text:class-names=""><text:a xlink:href="https://www.alchemy.com/university" text:style-name="" text:visited-style-name="">University</text:a></text:span><text:span text:style-name="a844" text:class-names=""/></text:p>
              </text:list-item>
            </text:list>
            <text:list text:style-name="a852">
              <text:list-item>
                <text:list text:style-name="a852">
                  <text:list-item>
                    <text:p text:style-name="a851" text:class-names="" text:cond-style-name=""><text:span text:style-name="a847" text:class-names=""><text:a xlink:href="https://www.alchemy.com/university" text:style-name="" text:visited-style-name="">https://</text:a></text:span><text:span text:style-name="a848" text:class-names=""><text:a xlink:href="https://www.alchemy.com/university" text:style-name="" text:visited-style-name="">www.alchemy.com/university</text:a></text:span><text:span text:style-name="a849" text:class-names=""><text:s text:c="2"/></text:span><text:span text:style-name="a850" text:class-names=""/></text:p>
                  </text:list-item>
                </text:list>
              </text:list-item>
            </text:list>
            <text:list text:style-name="a857">
              <text:list-item>
                <text:p text:style-name="a856" text:class-names="" text:cond-style-name=""><text:span text:style-name="a853" text:class-names=""><text:a xlink:href="https://opensource.ripple.com/" text:style-name="" text:visited-style-name="">Ripple Open<text:s text:c="1"/></text:a></text:span><text:span text:style-name="a854" text:class-names=""><text:a xlink:href="https://opensource.ripple.com/" text:style-name="" text:visited-style-name="">Source</text:a></text:span><text:span text:style-name="a855" text:class-names=""/></text:p>
              </text:list-item>
            </text:list>
            <text:list text:style-name="a863">
              <text:list-item>
                <text:list text:style-name="a863">
                  <text:list-item>
                    <text:p text:style-name="a862" text:class-names="" text:cond-style-name=""><text:span text:style-name="a858" text:class-names=""><text:a xlink:href="https://opensource.ripple.com/" text:style-name="" text:visited-style-name="">https://opensource.ripple.com</text:a></text:span><text:span text:style-name="a859" text:class-names=""><text:a xlink:href="https://opensource.ripple.com/" text:style-name="" text:visited-style-name="">/</text:a></text:span><text:span text:style-name="a860" text:class-names=""><text:s text:c="1"/></text:span><text:span text:style-name="a861" text:class-names=""/></text:p>
                  </text:list-item>
                </text:list>
              </text:list-item>
            </text:list>
            <text:list text:style-name="a868">
              <text:list-item>
                <text:p text:style-name="a867" text:class-names="" text:cond-style-name=""><text:span text:style-name="a864" text:class-names=""><text:a xlink:href="https://opensource.ripple.com/docs/evm-sidechain/get-started-evm-sidechain/" text:style-name="" text:visited-style-name="">Getting Started with XRP EVM Side<text:s text:c="1"/></text:a></text:span><text:span text:style-name="a865" text:class-names=""><text:a xlink:href="https://opensource.ripple.com/docs/evm-sidechain/get-started-evm-sidechain/" text:style-name="" text:visited-style-name="">Chain</text:a></text:span><text:span text:style-name="a866" text:class-names=""/></text:p>
              </text:list-item>
            </text:list>
            <text:list text:style-name="a874">
              <text:list-item>
                <text:list text:style-name="a874">
                  <text:list-item>
                    <text:p text:style-name="a873" text:class-names="" text:cond-style-name=""><text:span text:style-name="a869" text:class-names=""><text:a xlink:href="https://opensource.ripple.com/docs/evm-sidechain/get-started-evm-sidechain/" text:style-name="" text:visited-style-name="">https://opensource.ripple.com/docs/evm-sidechain/get-started-evm-sidechain</text:a></text:span><text:span text:style-name="a870" text:class-names=""><text:a xlink:href="https://opensource.ripple.com/docs/evm-sidechain/get-started-evm-sidechain/" text:style-name="" text:visited-style-name="">/</text:a></text:span><text:span text:style-name="a871" text:class-names=""><text:s text:c="1"/></text:span><text:span text:style-name="a872" text:class-names=""/></text:p>
                  </text:list-item>
                </text:list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3.20254in" svg:y="1.50926in" svg:width="9.37732in" svg:height="2.86111in"/>
      <presentation:placeholder presentation:object="subtitle" svg:x="4.93808in" svg:y="4.37037in" svg:width="7.64178in" svg:height="1.51852in"/>
      <presentation:placeholder presentation:object="date-time" svg:x="10.64376in" svg:y="6.43403in" svg:width="1.25in" svg:height="0.39931in"/>
      <presentation:placeholder presentation:object="footer" svg:x="5.8316in" svg:y="6.43403in" svg:width="4.72883in" svg:height="0.39931in"/>
      <presentation:placeholder presentation:object="page-number" svg:x="11.9771in" svg:y="6.43403in" svg:width="0.60276in" svg:height="0.39931in"/>
    </style:presentation-page-layout>
    <style:presentation-page-layout style:name="Master1-PPL2" style:display-name="Title and Content">
      <presentation:placeholder presentation:object="title" svg:x="1.62326in" svg:y="0.75in" svg:width="10.9566in" svg:height="1.91667in"/>
      <presentation:placeholder presentation:object="object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1637in" svg:width="0.60276in" svg:height="0.39931in"/>
    </style:presentation-page-layout>
    <style:presentation-page-layout style:name="Master1-PPL3" style:display-name="Section Header">
      <presentation:placeholder presentation:object="title" svg:x="2.81308in" svg:y="2.91667in" svg:width="9.76678in" svg:height="2.30794in"/>
      <presentation:placeholder presentation:object="outline" svg:x="2.81308in" svg:y="5.22461in" svg:width="9.76678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4" style:display-name="Two Content">
      <presentation:placeholder presentation:object="title" svg:x="1.62326in" svg:y="0.75in" svg:width="10.9566in" svg:height="1.91667in"/>
      <presentation:placeholder presentation:object="object" svg:x="1.62326in" svg:y="2.91667in" svg:width="5.3533in" svg:height="3.41667in"/>
      <presentation:placeholder presentation:object="object" svg:x="7.22656in" svg:y="2.91667in" svg:width="5.3533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5" style:display-name="Comparison">
      <presentation:placeholder presentation:object="title" svg:x="1.62326in" svg:y="0.75in" svg:width="10.9566in" svg:height="1.91667in"/>
      <presentation:placeholder presentation:object="outline" svg:x="1.93808in" svg:y="2.90741in" svg:width="5.03848in" svg:height="0.63021in"/>
      <presentation:placeholder presentation:object="object" svg:x="1.62326in" svg:y="3.64757in" svg:width="5.3533in" svg:height="2.68576in"/>
      <presentation:placeholder presentation:object="outline" svg:x="7.52459in" svg:y="2.91667in" svg:width="5.05527in" svg:height="0.63021in"/>
      <presentation:placeholder presentation:object="object" svg:x="7.22656in" svg:y="3.64757in" svg:width="5.3533in" svg:height="2.68576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6" style:display-name="Title Only">
      <presentation:placeholder presentation:object="title" svg:x="1.62326in" svg:y="0.75in" svg:width="10.9566in" svg:height="1.9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7" style:display-name="Blank"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8" style:display-name="Content with Caption">
      <presentation:placeholder presentation:object="title" svg:x="1.62326in" svg:y="1.75in" svg:width="3.88137in" svg:height="1.5in"/>
      <presentation:placeholder presentation:object="object" svg:x="5.75463in" svg:y="0.75in" svg:width="6.82523in" svg:height="5.58333in"/>
      <presentation:placeholder presentation:object="outline" svg:x="1.62326in" svg:y="3.25in" svg:width="3.88137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9" style:display-name="Picture with Caption">
      <presentation:placeholder presentation:object="title" svg:x="1.62153in" svg:y="1.91667in" svg:width="5.93412in" svg:height="1.5in"/>
      <presentation:placeholder presentation:object="graphic" svg:x="8.30565in" svg:y="1in" svg:width="3.58812in" svg:height="5in"/>
      <presentation:placeholder presentation:object="outline" svg:x="1.62153in" svg:y="3.41667in" svg:width="5.93412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0" style:display-name="Panoramic Picture with Caption">
      <presentation:placeholder presentation:object="title" svg:x="1.62326in" svg:y="5.17592in" svg:width="10.9566in" svg:height="0.61979in"/>
      <presentation:placeholder presentation:object="graphic" svg:x="2.60937in" svg:y="1.01937in" svg:width="8.996in" svg:height="3.46126in"/>
      <presentation:placeholder presentation:object="outline" svg:x="1.62326in" svg:y="5.79572in" svg:width="10.9566in" svg:height="0.5399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1" style:display-name="Title and Caption">
      <presentation:placeholder presentation:object="title" svg:x="1.62326in" svg:y="0.75in" svg:width="10.9566in" svg:height="3.33333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2" style:display-name="Quote with Caption">
      <presentation:placeholder presentation:object="title" svg:x="2.41493in" svg:y="0.75in" svg:width="9.8316in" svg:height="3in"/>
      <presentation:placeholder presentation:object="outline" svg:x="2.66493in" svg:y="3.75in" svg:width="9.3316in" svg:height="0.4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3" style:display-name="Name Card">
      <presentation:placeholder presentation:object="title" svg:x="1.62326in" svg:y="3.61831in" svg:width="10.95659in" svg:height="1.6063in"/>
      <presentation:placeholder presentation:object="outline" svg:x="1.62326in" svg:y="5.22461in" svg:width="10.95659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4" style:display-name="Quote Name Card">
      <presentation:placeholder presentation:object="title" svg:x="2.41493in" svg:y="0.75in" svg:width="9.8316in" svg:height="3in"/>
      <presentation:placeholder presentation:object="outline" svg:x="1.62326in" svg:y="4.25in" svg:width="10.95659in" svg:height="0.97222in"/>
      <presentation:placeholder presentation:object="outline" svg:x="1.62326in" svg:y="5.22222in" svg:width="10.95659in" svg:height="1.11111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5" style:display-name="True or False">
      <presentation:placeholder presentation:object="title" svg:x="1.62326in" svg:y="0.75in" svg:width="10.9566in" svg:height="2.98264in"/>
      <presentation:placeholder presentation:object="outline" svg:x="1.62326in" svg:y="3.83333in" svg:width="10.9566in" svg:height="0.9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6" style:display-name="Title and Vertical Text">
      <presentation:placeholder presentation:object="title" svg:x="1.62326in" svg:y="0.75in" svg:width="10.9566in" svg:height="1.91667in"/>
      <presentation:placeholder presentation:object="outline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7" style:display-name="Vertical Title and Text">
      <presentation:placeholder presentation:object="title" svg:x="10.64376in" svg:y="0.75in" svg:width="1.9361in" svg:height="5.58333in"/>
      <presentation:placeholder presentation:object="outline" svg:x="1.62326in" svg:y="0.75in" svg:width="8.7705in" svg:height="5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default-style style:family="graphic">
      <style:graphic-properties draw:fill="solid" draw:fill-color="#30acec" draw:opacity="100%" draw:stroke="solid" svg:stroke-width="0.01736in" svg:stroke-color="#207dad" svg:stroke-opacity="100%" svg:stroke-linecap="round"/>
    </style:default-style>
    <draw:fill-image draw:name="a262" xlink:href="media/image1.png" xlink:show="embed" xlink:actuate="onLoad"/>
    <draw:fill-image draw:name="a702" xlink:href="media/image1.png" xlink:show="embed" xlink:actuate="onLoad"/>
    <draw:fill-image draw:name="a196" xlink:href="media/image1.png" xlink:show="embed" xlink:actuate="onLoad"/>
    <draw:fill-image draw:name="a443" xlink:href="media/image1.png" xlink:show="embed" xlink:actuate="onLoad"/>
    <draw:fill-image draw:name="a481" xlink:href="media/image1.png" xlink:show="embed" xlink:actuate="onLoad"/>
    <draw:fill-image draw:name="a676" xlink:href="media/image1.png" xlink:show="embed" xlink:actuate="onLoad"/>
    <draw:fill-image draw:name="a620" xlink:href="media/image1.png" xlink:show="embed" xlink:actuate="onLoad"/>
    <draw:fill-image draw:name="a69" xlink:href="media/image1.png" xlink:show="embed" xlink:actuate="onLoad"/>
    <draw:fill-image draw:name="a661" xlink:href="media/image1.png" xlink:show="embed" xlink:actuate="onLoad"/>
    <draw:fill-image draw:name="a801" xlink:href="media/image1.png" xlink:show="embed" xlink:actuate="onLoad"/>
    <draw:fill-image draw:name="a0" xlink:href="media/image1.png" xlink:show="embed" xlink:actuate="onLoad"/>
    <draw:fill-image draw:name="a138" xlink:href="media/image1.png" xlink:show="embed" xlink:actuate="onLoad"/>
    <draw:fill-image draw:name="a351" xlink:href="media/image1.png" xlink:show="embed" xlink:actuate="onLoad"/>
    <draw:fill-image draw:name="a509" xlink:href="media/image1.png" xlink:show="embed" xlink:actuate="onLoad"/>
    <draw:fill-image draw:name="a41" xlink:href="media/image1.png" xlink:show="embed" xlink:actuate="onLoad"/>
    <draw:fill-image draw:name="a547" xlink:href="media/image1.png" xlink:show="embed" xlink:actuate="onLoad"/>
    <draw:fill-image draw:name="a286" xlink:href="media/image1.png" xlink:show="embed" xlink:actuate="onLoad"/>
    <draw:fill-image draw:name="a836" xlink:href="media/image1.png" xlink:show="embed" xlink:actuate="onLoad"/>
    <draw:fill-image draw:name="a110" xlink:href="media/image1.png" xlink:show="embed" xlink:actuate="onLoad"/>
    <draw:fill-image draw:name="a306" xlink:href="media/image1.png" xlink:show="embed" xlink:actuate="onLoad"/>
    <draw:fill-image draw:name="a751" xlink:href="media/image1.png" xlink:show="embed" xlink:actuate="onLoad"/>
    <draw:fill-image draw:name="a415" xlink:href="media/image1.png" xlink:show="embed" xlink:actuate="onLoad"/>
    <draw:fill-image draw:name="a383" xlink:href="media/image1.png" xlink:show="embed" xlink:actuate="onLoad"/>
    <draw:fill-image draw:name="a579" xlink:href="media/image1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draw:fill="solid" draw:fill-color="#30acec" draw:opacity="100%" draw:stroke="non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draw:fill="solid" draw:fill-color="#595959" draw:opacity="100%" draw:stroke="non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">
      <style:graphic-properties draw:fill="solid" draw:fill-color="#262626" draw:opacity="100%" draw:stroke="non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">
      <style:graphic-properties draw:fill="solid" draw:fill-color="#0c5a82" draw:opacity="100%" draw:stroke="none"/>
    </style:style>
    <style:style style:family="paragraph" style:name="a64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draw:fill="solid" draw:fill-color="#1287c3" draw:opacity="100%" draw:stroke="none"/>
    </style:style>
    <style:style style:family="graphic" style:name="a109">
      <style:graphic-properties draw:fill="solid" draw:fill-color="#404040" draw:opacity="100%" draw:stroke="non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7">
      <style:graphic-properties draw:fill="solid" draw:fill-color="#30acec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8">
      <style:graphic-properties draw:fill="solid" draw:fill-color="#595959" draw:opacity="100%" draw:stroke="non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draw:fill="solid" draw:fill-color="#30acec" draw:opacity="100%" draw:stroke="none"/>
    </style:style>
    <style:style style:family="graphic" style:name="a439">
      <style:graphic-properties draw:fill="solid" draw:fill-color="#262626" draw:opacity="100%" draw:stroke="non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2">
      <style:graphic-properties draw:fill="solid" draw:fill-color="#595959" draw:opacity="100%" draw:stroke="none"/>
    </style:style>
    <style:style style:family="drawing-page" style:name="a111">
      <style:drawing-page-properties draw:fill="bitmap" draw:fill-image-name="a11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3">
      <style:graphic-properties draw:fill="solid" draw:fill-color="#262626" draw:opacity="100%" draw:stroke="non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draw:fill="solid" draw:fill-color="#0c5a82" draw:opacity="100%" draw:stroke="non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5">
      <style:graphic-properties draw:fill="solid" draw:fill-color="#1287c3" draw:opacity="100%" draw:stroke="non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6">
      <style:graphic-properties draw:fill="solid" draw:fill-color="#404040" draw:opacity="100%" draw:stroke="non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bitmap" draw:fill-image-name="a5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draw:fill="solid" draw:fill-color="#30acec" draw:opacity="100%" draw:stroke="none"/>
    </style:style>
    <style:style style:family="graphic" style:name="a656">
      <style:graphic-properties draw:fill="solid" draw:fill-color="#595959" draw:opacity="100%" draw:stroke="non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7">
      <style:graphic-properties draw:fill="solid" draw:fill-color="#262626" draw:opacity="100%" draw:stroke="non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8">
      <style:graphic-properties draw:fill="solid" draw:fill-color="#0c5a82" draw:opacity="100%" draw:stroke="none"/>
    </style:style>
    <style:style style:family="paragraph" style:name="a22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draw:fill="solid" draw:fill-color="#1287c3" draw:opacity="100%" draw:stroke="none"/>
    </style:style>
    <style:style style:family="paragraph" style:name="a33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draw:fill="solid" draw:fill-color="#0c5a82" draw:opacity="100%" draw:stroke="non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draw:fill="solid" draw:fill-color="#1287c3" draw:opacity="100%" draw:stroke="none"/>
    </style:style>
    <style:style style:family="graphic" style:name="a442">
      <style:graphic-properties draw:fill="solid" draw:fill-color="#404040" draw:opacity="100%" draw:stroke="none"/>
    </style:style>
    <style:style style:family="drawing-page" style:name="a444">
      <style:drawing-page-properties draw:fill="bitmap" draw:fill-image-name="a4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0">
      <style:graphic-properties draw:fill="solid" draw:fill-color="#404040" draw:opacity="100%" draw:stroke="none"/>
    </style:style>
    <style:style style:family="paragraph" style:name="a55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5">
      <style:graphic-properties draw:fill="solid" draw:fill-color="#30acec" draw:opacity="100%" draw:stroke="none"/>
    </style:style>
    <style:style style:family="graphic" style:name="a346">
      <style:graphic-properties draw:fill="solid" draw:fill-color="#595959" draw:opacity="100%" draw:stroke="none"/>
    </style:style>
    <style:style style:family="graphic" style:name="a347">
      <style:graphic-properties draw:fill="solid" draw:fill-color="#262626" draw:opacity="100%" draw:stroke="none"/>
    </style:style>
    <style:style style:family="graphic" style:name="a348">
      <style:graphic-properties draw:fill="solid" draw:fill-color="#0c5a82" draw:opacity="100%" draw:stroke="none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9">
      <style:graphic-properties draw:fill="solid" draw:fill-color="#1287c3" draw:opacity="100%" draw:stroke="non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solid" draw:fill-color="#30acec" draw:opacity="100%" draw:stroke="non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">
      <style:graphic-properties draw:fill="solid" draw:fill-color="#595959" draw:opacity="100%" draw:stroke="non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draw:fill="solid" draw:fill-color="#262626" draw:opacity="100%" draw:stroke="non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">
      <style:graphic-properties draw:fill="solid" draw:fill-color="#0c5a82" draw:opacity="100%" draw:stroke="non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">
      <style:graphic-properties draw:fill="solid" draw:fill-color="#1287c3" draw:opacity="100%" draw:stroke="non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draw:fill="solid" draw:fill-color="#404040" draw:opacity="100%" draw:stroke="non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">
      <style:drawing-page-properties draw:fill="bitmap" draw:fill-image-name="a1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draw:fill="solid" draw:fill-color="#404040" draw:opacity="100%" draw:stroke="non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2">
      <style:drawing-page-properties draw:fill="bitmap" draw:fill-image-name="a3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draw:fill="solid" draw:fill-color="#30acec" draw:opacity="100%" draw:stroke="non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4">
      <style:graphic-properties draw:fill="solid" draw:fill-color="#595959" draw:opacity="100%" draw:stroke="non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draw:fill="solid" draw:fill-color="#262626" draw:opacity="100%" draw:stroke="none"/>
    </style:style>
    <style:style style:family="paragraph" style:name="a14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draw:fill="solid" draw:fill-color="#0c5a82" draw:opacity="100%" draw:stroke="none"/>
    </style:style>
    <style:style style:family="graphic" style:name="a577">
      <style:graphic-properties draw:fill="solid" draw:fill-color="#1287c3" draw:opacity="100%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draw:fill="solid" draw:fill-color="#404040" draw:opacity="100%" draw:stroke="non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6">
      <style:graphic-properties draw:fill="solid" draw:fill-color="#30acec" draw:opacity="100%" draw:stroke="none"/>
    </style:style>
    <style:style style:family="graphic" style:name="a257">
      <style:graphic-properties draw:fill="solid" draw:fill-color="#595959" draw:opacity="100%" draw:stroke="non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graphic" style:name="a258">
      <style:graphic-properties draw:fill="solid" draw:fill-color="#262626" draw:opacity="100%" draw:stroke="non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">
      <style:graphic-properties draw:fill="solid" draw:fill-color="#0c5a82" draw:opacity="100%" draw:stroke="none"/>
    </style:style>
    <style:style style:family="paragraph" style:name="a36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5">
      <style:graphic-properties draw:fill="solid" draw:fill-color="#30acec" draw:opacity="100%" draw:stroke="none"/>
    </style:style>
    <style:style style:family="graphic" style:name="a476">
      <style:graphic-properties draw:fill="solid" draw:fill-color="#595959" draw:opacity="100%" draw:stroke="none"/>
    </style:style>
    <style:style style:family="graphic" style:name="a477">
      <style:graphic-properties draw:fill="solid" draw:fill-color="#262626" draw:opacity="100%" draw:stroke="none"/>
    </style:style>
    <style:style style:family="graphic" style:name="a478">
      <style:graphic-properties draw:fill="solid" draw:fill-color="#0c5a82" draw:opacity="100%" draw:stroke="none"/>
    </style:style>
    <style:style style:family="drawing-page" style:name="a580">
      <style:drawing-page-properties draw:fill="bitmap" draw:fill-image-name="a5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solid" draw:fill-color="#1287c3" draw:opacity="100%" draw:stroke="none"/>
    </style:style>
    <style:style style:family="paragraph" style:name="a151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1287c3" draw:opacity="100%" draw:stroke="none"/>
    </style:style>
    <style:style style:family="paragraph" style:name="a58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draw:fill="solid" draw:fill-color="#404040" draw:opacity="100%" draw:stroke="none"/>
    </style:style>
    <style:style style:family="drawing-page" style:name="a263">
      <style:drawing-page-properties draw:fill="bitmap" draw:fill-image-name="a2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7">
      <style:graphic-properties draw:fill="solid" draw:fill-color="#30acec" draw:opacity="100%" draw:stroke="none"/>
    </style:style>
    <style:style style:family="graphic" style:name="a378">
      <style:graphic-properties draw:fill="solid" draw:fill-color="#595959" draw:opacity="100%" draw:stroke="none"/>
    </style:style>
    <style:style style:family="graphic" style:name="a480">
      <style:graphic-properties draw:fill="solid" draw:fill-color="#404040" draw:opacity="100%" draw:stroke="none"/>
    </style:style>
    <style:style style:family="graphic" style:name="a379">
      <style:graphic-properties draw:fill="solid" draw:fill-color="#262626" draw:opacity="100%" draw:stroke="none"/>
    </style:style>
    <style:style style:family="drawing-page" style:name="a482">
      <style:drawing-page-properties draw:fill="bitmap" draw:fill-image-name="a4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draw:fill="solid" draw:fill-color="#0c5a82" draw:opacity="100%" draw:stroke="non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draw:fill="solid" draw:fill-color="#1287c3" draw:opacity="100%" draw:stroke="non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2">
      <style:graphic-properties draw:fill="solid" draw:fill-color="#404040" draw:opacity="100%" draw:stroke="none"/>
    </style:style>
    <style:style style:family="drawing-page" style:name="a384">
      <style:drawing-page-properties draw:fill="bitmap" draw:fill-image-name="a3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80">
      <style:graphic-properties draw:fill="solid" draw:fill-color="#30acec" draw:opacity="100%" draw:stroke="non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1">
      <style:graphic-properties draw:fill="solid" draw:fill-color="#595959" draw:opacity="100%" draw:stroke="none"/>
    </style:style>
    <style:style style:family="graphic" style:name="a282">
      <style:graphic-properties draw:fill="solid" draw:fill-color="#262626" draw:opacity="100%" draw:stroke="none"/>
    </style:style>
    <style:style style:family="graphic" style:name="a283">
      <style:graphic-properties draw:fill="solid" draw:fill-color="#0c5a82" draw:opacity="100%" draw:stroke="none"/>
    </style:style>
    <style:style style:family="graphic" style:name="a284">
      <style:graphic-properties draw:fill="solid" draw:fill-color="#1287c3" draw:opacity="100%" draw:stroke="none"/>
    </style:style>
    <style:style style:family="graphic" style:name="a285">
      <style:graphic-properties draw:fill="solid" draw:fill-color="#404040" draw:opacity="100%" draw:stroke="none"/>
    </style:style>
    <style:style style:family="drawing-page" style:name="a287">
      <style:drawing-page-properties draw:fill="bitmap" draw:fill-image-name="a2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0">
      <style:graphic-properties draw:fill="solid" draw:fill-color="#30acec" draw:opacity="100%" draw:stroke="none"/>
    </style:style>
    <style:style style:family="graphic" style:name="a191">
      <style:graphic-properties draw:fill="solid" draw:fill-color="#595959" draw:opacity="100%" draw:stroke="none"/>
    </style:style>
    <style:style style:family="graphic" style:name="a192">
      <style:graphic-properties draw:fill="solid" draw:fill-color="#262626" draw:opacity="100%" draw:stroke="none"/>
    </style:style>
    <style:style style:family="graphic" style:name="a193">
      <style:graphic-properties draw:fill="solid" draw:fill-color="#0c5a82" draw:opacity="100%" draw:stroke="none"/>
    </style:style>
    <style:style style:family="graphic" style:name="a194">
      <style:graphic-properties draw:fill="solid" draw:fill-color="#1287c3" draw:opacity="100%" draw:stroke="none"/>
    </style:style>
    <style:style style:family="graphic" style:name="a195">
      <style:graphic-properties draw:fill="solid" draw:fill-color="#404040" draw:opacity="100%" draw:stroke="none"/>
    </style:style>
    <style:style style:family="drawing-page" style:name="a197">
      <style:drawing-page-properties draw:fill="bitmap" draw:fill-image-name="a1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">
      <style:graphic-properties draw:fill="solid" draw:fill-color="#30acec" draw:opacity="100%" draw:stroke="none"/>
    </style:style>
    <style:style style:family="graphic" style:name="a36">
      <style:graphic-properties draw:fill="solid" draw:fill-color="#595959" draw:opacity="100%" draw:stroke="none"/>
    </style:style>
    <style:style style:family="graphic" style:name="a37">
      <style:graphic-properties draw:fill="solid" draw:fill-color="#262626" draw:opacity="100%" draw:stroke="none"/>
    </style:style>
    <style:style style:family="graphic" style:name="a38">
      <style:graphic-properties draw:fill="solid" draw:fill-color="#0c5a82" draw:opacity="100%" draw:stroke="none"/>
    </style:style>
    <style:style style:family="graphic" style:name="a39">
      <style:graphic-properties draw:fill="solid" draw:fill-color="#1287c3" draw:opacity="100%" draw:stroke="none"/>
    </style:style>
    <style:style style:family="graphic" style:name="a40">
      <style:graphic-properties draw:fill="solid" draw:fill-color="#404040" draw:opacity="100%" draw:stroke="none"/>
    </style:style>
    <style:style style:family="drawing-page" style:name="a42">
      <style:drawing-page-properties draw:fill="bitmap" draw:fill-image-name="a41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draw:fill="solid" draw:fill-color="#30acec" draw:opacity="100%" draw:stroke="non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4">
      <style:graphic-properties draw:fill="solid" draw:fill-color="#595959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>
      <style:graphic-properties draw:fill="solid" draw:fill-color="#262626" draw:opacity="100%" draw:stroke="none"/>
    </style:style>
    <style:style style:family="graphic" style:name="a506">
      <style:graphic-properties draw:fill="solid" draw:fill-color="#0c5a82" draw:opacity="100%" draw:stroke="none"/>
    </style:style>
    <style:style style:family="graphic" style:name="a507">
      <style:graphic-properties draw:fill="solid" draw:fill-color="#1287c3" draw:opacity="100%" draw:stroke="none"/>
    </style:style>
    <style:style style:family="graphic" style:name="a508">
      <style:graphic-properties draw:fill="solid" draw:fill-color="#404040" draw:opacity="100%" draw:stroke="non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4">
      <style:graphic-properties draw:fill="solid" draw:fill-color="#30acec" draw:opacity="100%" draw:stroke="none"/>
    </style:style>
    <style:style style:family="graphic" style:name="a615">
      <style:graphic-properties draw:fill="solid" draw:fill-color="#595959" draw:opacity="100%" draw:stroke="none"/>
    </style:style>
    <style:style style:family="graphic" style:name="a616">
      <style:graphic-properties draw:fill="solid" draw:fill-color="#262626" draw:opacity="100%" draw:stroke="none"/>
    </style:style>
    <style:style style:family="graphic" style:name="a617">
      <style:graphic-properties draw:fill="solid" draw:fill-color="#0c5a82" draw:opacity="100%" draw:stroke="none"/>
    </style:style>
    <style:style style:family="graphic" style:name="a618">
      <style:graphic-properties draw:fill="solid" draw:fill-color="#1287c3" draw:opacity="100%" draw:stroke="none"/>
    </style:style>
    <style:style style:family="graphic" style:name="a619">
      <style:graphic-properties draw:fill="solid" draw:fill-color="#404040" draw:opacity="100%" draw:stroke="none"/>
    </style:style>
    <style:style style:family="paragraph" style:name="a4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draw:fill="solid" draw:fill-color="#30acec" draw:opacity="100%" draw:stroke="non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0">
      <style:drawing-page-properties draw:fill="bitmap" draw:fill-image-name="a5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">
      <style:graphic-properties draw:fill="solid" draw:fill-color="#595959" draw:opacity="100%" draw:stroke="none"/>
    </style:style>
    <style:style style:family="graphic" style:name="a409">
      <style:graphic-properties draw:fill="solid" draw:fill-color="#30acec" draw:opacity="100%" draw:stroke="none"/>
    </style:style>
    <style:style style:family="text" style:name="a5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draw:fill="solid" draw:fill-color="#262626" draw:opacity="100%" draw:stroke="none"/>
    </style:style>
    <style:style style:family="graphic" style:name="a66">
      <style:graphic-properties draw:fill="solid" draw:fill-color="#0c5a82" draw:opacity="100%" draw:stroke="non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draw:fill="solid" draw:fill-color="#1287c3" draw:opacity="100%" draw:stroke="none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solid" draw:fill-color="#404040" draw:opacity="100%" draw:stroke="none"/>
    </style:style>
    <style:style style:family="text" style:name="a5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bitmap" draw:fill-image-name="a62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>
      <style:graphic-properties draw:fill="solid" draw:fill-color="#30acec" draw:opacity="100%" draw:stroke="non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1">
      <style:graphic-properties draw:fill="solid" draw:fill-color="#595959" draw:opacity="100%" draw:stroke="none"/>
    </style:style>
    <style:style style:family="graphic" style:name="a302">
      <style:graphic-properties draw:fill="solid" draw:fill-color="#262626" draw:opacity="100%" draw:stroke="none"/>
    </style:style>
    <style:style style:family="graphic" style:name="a303">
      <style:graphic-properties draw:fill="solid" draw:fill-color="#0c5a82" draw:opacity="100%" draw:stroke="none"/>
    </style:style>
    <style:style style:family="graphic" style:name="a304">
      <style:graphic-properties draw:fill="solid" draw:fill-color="#1287c3" draw:opacity="100%" draw:stroke="none"/>
    </style:style>
    <style:style style:family="graphic" style:name="a305">
      <style:graphic-properties draw:fill="solid" draw:fill-color="#404040" draw:opacity="100%" draw:stroke="none"/>
    </style:style>
    <style:style style:family="drawing-page" style:name="a307">
      <style:drawing-page-properties draw:fill="bitmap" draw:fill-image-name="a3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0">
      <style:graphic-properties draw:fill="solid" draw:fill-color="#595959" draw:opacity="100%" draw:stroke="non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draw:fill="solid" draw:fill-color="#262626" draw:opacity="100%" draw:stroke="non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draw:fill="solid" draw:fill-color="#0c5a82" draw:opacity="100%" draw:stroke="none"/>
    </style:style>
    <style:style style:family="graphic" style:name="a413">
      <style:graphic-properties draw:fill="solid" draw:fill-color="#1287c3" draw:opacity="100%" draw:stroke="none"/>
    </style:style>
    <style:style style:family="graphic" style:name="a414">
      <style:graphic-properties draw:fill="solid" draw:fill-color="#404040" draw:opacity="100%" draw:stroke="none"/>
    </style:style>
    <style:style style:family="drawing-page" style:name="a70">
      <style:drawing-page-properties draw:fill="bitmap" draw:fill-image-name="a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6">
      <style:drawing-page-properties draw:fill="bitmap" draw:fill-image-name="a41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0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4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2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9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2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0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2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2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5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3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3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3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1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8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3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8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3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1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7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2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23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5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number:date-style xmlns:number="urn:oasis:names:tc:opendocument:xmlns:datastyle:1.0" style:name="a4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" style:page-layout-name="pageLayout1" draw:style-name="a1">
      <draw:g draw:name="Group 6" draw:id="id0">
        <svg:title/>
        <svg:desc/>
        <draw:custom-shape svg:x="0.5in" svg:y="0in" svg:width="1.22743in" svg:height="5.82813in" draw:id="id6" draw:style-name="a3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7" draw:style-name="a3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" draw:style-name="a3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" draw:style-name="a3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" draw:style-name="a3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1" draw:style-name="a4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" presentation:style-name="a5" draw:name="Title Placeholder 1" svg:x="1.62326in" svg:y="0.75in" svg:width="10.9566in" svg:height="1.91667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62326in" svg:y="2.91667in" svg:width="10.9566in" svg:height="3.4166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10.64376in" svg:y="6.43403in" svg:width="1.25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14/01/2024</text:date></text:span><text:span text:style-name="a25" text:class-names=""/></text:p>
        </draw:text-box>
        <svg:title/>
        <svg:desc/>
      </draw:frame>
      <draw:frame draw:id="id4" presentation:style-name="a30" draw:name="Footer Placeholder 4" svg:x="2.81308in" svg:y="6.43403in" svg:width="7.7473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1.9771in" svg:y="6.43403in" svg:width="0.60276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#›</text:page-number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42">
      <draw:g draw:name="Group 18" draw:id="id12">
        <svg:title/>
        <svg:desc/>
        <draw:custom-shape svg:x="1.07639in" svg:y="-0.00521in" svg:width="1.16319in" svg:height="3.0434in" draw:id="id18" draw:style-name="a63" draw:name="Freeform 6">
          <svg:title/>
          <svg:desc/>
          <draw:enhanced-geometry xmlns:dr3d="urn:oasis:names:tc:opendocument:xmlns:dr3d:1.0" draw:type="non-primitive" svg:viewBox="0 0 670 1753" draw:enhanced-path="M 0 1696 L 225 1753 670 0 430 0 0 1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0"/>
            <draw:equation draw:name="f7" draw:formula="?f4 / 1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-0.00521in" svg:width="1.13194in" svg:height="2.92361in" draw:id="id19" draw:style-name="a64" draw:name="Freeform 7">
          <svg:title/>
          <svg:desc/>
          <draw:enhanced-geometry xmlns:dr3d="urn:oasis:names:tc:opendocument:xmlns:dr3d:1.0" draw:type="non-primitive" svg:viewBox="0 0 652 1684" draw:enhanced-path="M 225 1684 L 652 0 411 0 0 1627 219 1681 225 168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2"/>
            <draw:equation draw:name="f7" draw:formula="?f4 / 16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2465in" svg:width="2.94618in" svg:height="4.67535in" draw:id="id20" draw:style-name="a65" draw:name="Freeform 9">
          <svg:title/>
          <svg:desc/>
          <draw:enhanced-geometry xmlns:dr3d="urn:oasis:names:tc:opendocument:xmlns:dr3d:1.0" draw:type="non-primitive" svg:viewBox="0 0 1697 2693" draw:enhanced-path="M 0 0 L 1622 2693 1697 269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816in" svg:y="2.94444in" svg:width="3.6441in" svg:height="4.55556in" draw:id="id21" draw:style-name="a66" draw:name="Freeform 10">
          <svg:title/>
          <svg:desc/>
          <draw:enhanced-geometry xmlns:dr3d="urn:oasis:names:tc:opendocument:xmlns:dr3d:1.0" draw:type="non-primitive" svg:viewBox="0 0 2099 2624" draw:enhanced-path="M 2099 2624 L 0 0 2021 2624 2099 26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7639in" svg:y="2.93924in" svg:width="5.00521in" svg:height="4.56076in" draw:id="id22" draw:style-name="a67" draw:name="Freeform 11">
          <svg:title/>
          <svg:desc/>
          <draw:enhanced-geometry xmlns:dr3d="urn:oasis:names:tc:opendocument:xmlns:dr3d:1.0" draw:type="non-primitive" svg:viewBox="0 0 2883 2627" draw:enhanced-path="M 0 0 L 3 3 2102 2627 2883 2627 225 5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83"/>
            <draw:equation draw:name="f7" draw:formula="?f4 / 262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1944in" svg:width="3.92014in" svg:height="4.68056in" draw:id="id23" draw:style-name="a68" draw:name="Freeform 12">
          <svg:title/>
          <svg:desc/>
          <draw:enhanced-geometry xmlns:dr3d="urn:oasis:names:tc:opendocument:xmlns:dr3d:1.0" draw:type="non-primitive" svg:viewBox="0 0 2258 2696" draw:enhanced-path="M 2258 2696 L 264 111 228 60 225 57 0 0 0 3 1697 2696 2258 2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58"/>
            <draw:equation draw:name="f7" draw:formula="?f4 / 269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3" presentation:style-name="a46" draw:name="Title 1" svg:x="3.20254in" svg:y="1.50926in" svg:width="9.37732in" svg:height="2.86111in" presentation:class="title" presentation:placeholder="false">
        <draw:text-box>
          <text:p text:style-name="a45" text:class-names="" text:cond-style-name=""><text:span text:style-name="a43" text:class-names="">Click to edit Master title style</text:span><text:span text:style-name="a44" text:class-names=""/></text:p>
        </draw:text-box>
        <svg:title/>
        <svg:desc/>
      </draw:frame>
      <draw:frame draw:id="id14" presentation:style-name="a50" draw:name="Subtitle 2" svg:x="4.93808in" svg:y="4.37037in" svg:width="7.64178in" svg:height="1.51852in" presentation:class="subtitle" presentation:placeholder="false">
        <draw:text-box>
          <text:p text:style-name="a49" text:class-names="" text:cond-style-name=""><text:span text:style-name="a47" text:class-names="">Click to edit Master subtitle style</text:span><text:span text:style-name="a48" text:class-names=""/></text:p>
        </draw:text-box>
        <svg:title/>
        <svg:desc/>
      </draw:frame>
      <draw:frame draw:id="id15" presentation:style-name="a55" draw:name="Date Placeholder 3" svg:x="10.64376in" svg:y="6.43403in" svg:width="1.25in" svg:height="0.39931in" presentation:class="date-time" presentation:placeholder="false">
        <draw:text-box>
          <text:p text:style-name="a54" text:class-names="" text:cond-style-name=""><text:span text:style-name="a51" text:class-names=""><text:date text:fixed="false" style:data-style-name="a52">14/01/2024</text:date></text:span><text:span text:style-name="a53" text:class-names=""/></text:p>
        </draw:text-box>
        <svg:title/>
        <svg:desc/>
      </draw:frame>
      <draw:frame draw:id="id16" presentation:style-name="a58" draw:name="Footer Placeholder 4" svg:x="5.8316in" svg:y="6.43403in" svg:width="4.72883in" svg:height="0.39931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7" presentation:style-name="a62" draw:name="Slide Number Placeholder 5" svg:x="11.9771in" svg:y="6.43403in" svg:width="0.60276in" svg:height="0.39931in" presentation:class="page-number" presentation:placeholder="false">
        <draw:text-box>
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</draw:text-box>
        <svg:title/>
        <svg:desc/>
      </draw:frame>
    </style:master-page>
    <style:master-page style:name="Master1-Layout2-obj-Title-and-Content" style:page-layout-name="pageLayout1" draw:style-name="a70">
      <draw:g draw:name="Group 6" draw:id="id24">
        <svg:title/>
        <svg:desc/>
        <draw:custom-shape svg:x="0.5in" svg:y="0in" svg:width="1.22743in" svg:height="5.82813in" draw:id="id30" draw:layer="Master1-bg" draw:style-name="a104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31" draw:layer="Master1-bg" draw:style-name="a105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32" draw:layer="Master1-bg" draw:style-name="a106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33" draw:layer="Master1-bg" draw:style-name="a107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34" draw:layer="Master1-bg" draw:style-name="a108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35" draw:layer="Master1-bg" draw:style-name="a109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5" presentation:style-name="a74" draw:name="Title 1" svg:x="1.62326in" svg:y="0.75in" svg:width="10.9566in" svg:height="1.91667in" presentation:class="title" presentation:placeholder="false">
        <draw:text-box>
          <text:p text:style-name="a73" text:class-names="" text:cond-style-name=""><text:span text:style-name="a71" text:class-names="">Click to edit Master title style</text:span><text:span text:style-name="a72" text:class-names=""/></text:p>
        </draw:text-box>
        <svg:title/>
        <svg:desc/>
      </draw:frame>
      <draw:frame draw:id="id26" presentation:style-name="a91" draw:name="Content Placeholder 2" svg:x="1.62326in" svg:y="2.91667in" svg:width="10.9566in" svg:height="3.41667in" presentation:class="object" presentation:placeholder="false">
        <draw:text-box>
          <text:list text:style-name="a77">
            <text:list-item>
              <text:p text:style-name="a76" text:class-names="" text:cond-style-name=""><text:span text:style-name="a75" text:class-names="">Edit Master text styles</text:span></text:p>
            </text:list-item>
          </text:list>
          <text:list text:style-name="a80">
            <text:list-item>
              <text:list text:style-name="a80">
                <text:list-item>
                  <text:p text:style-name="a79" text:class-names="" text:cond-style-name=""><text:span text:style-name="a78" text:class-names="">Second level</text:span></text:p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p text:style-name="a82" text:class-names="" text:cond-style-name=""><text:span text:style-name="a81" text:class-names="">Third level</text:span></text:p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p text:style-name="a85" text:class-names="" text:cond-style-name=""><text:span text:style-name="a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list text:style-name="a90">
                        <text:list-item>
                          <text:list text:style-name="a90">
                            <text:list-item>
                              <text:p text:style-name="a89" text:class-names="" text:cond-style-name=""><text:span text:style-name="a87" text:class-names="">Fifth level</text:span><text:span text:style-name="a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96" draw:name="Date Placeholder 3" svg:x="10.64376in" svg:y="6.43403in" svg:width="1.25in" svg:height="0.39931in" presentation:class="date-time" presentation:placeholder="false">
        <draw:text-box>
          <text:p text:style-name="a95" text:class-names="" text:cond-style-name=""><text:span text:style-name="a92" text:class-names=""><text:date text:fixed="false" style:data-style-name="a93">14/01/2024</text:date></text:span><text:span text:style-name="a94" text:class-names=""/></text:p>
        </draw:text-box>
        <svg:title/>
        <svg:desc/>
      </draw:frame>
      <draw:frame draw:id="id28" presentation:style-name="a99" draw:name="Footer Placeholder 4" svg:x="2.81308in" svg:y="6.43403in" svg:width="7.74735in" svg:height="0.39931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29" presentation:style-name="a103" draw:name="Slide Number Placeholder 5" svg:x="11.9771in" svg:y="6.41637in" svg:width="0.60276in" svg:height="0.39931in" presentation:class="page-number" presentation:placeholder="false">
        <draw:text-box>
          <text:p text:style-name="a102" text:class-names="" text:cond-style-name=""><text:span text:style-name="a100" text:class-names=""><text:page-number style:num-format="1" text:fixed="false">‹#›</text:page-number></text:span><text:span text:style-name="a101" text:class-names=""/></text:p>
        </draw:text-box>
        <svg:title/>
        <svg:desc/>
      </draw:frame>
    </style:master-page>
    <style:master-page style:name="Master1-Layout3-secHead-Section-Header" style:page-layout-name="pageLayout1" draw:style-name="a111">
      <draw:g draw:name="Group 6" draw:id="id36">
        <svg:title/>
        <svg:desc/>
        <draw:custom-shape svg:x="0.5in" svg:y="0in" svg:width="1.22743in" svg:height="5.82813in" draw:id="id42" draw:layer="Master1-bg" draw:style-name="a132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43" draw:layer="Master1-bg" draw:style-name="a133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44" draw:layer="Master1-bg" draw:style-name="a134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45" draw:layer="Master1-bg" draw:style-name="a135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46" draw:layer="Master1-bg" draw:style-name="a136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47" draw:layer="Master1-bg" draw:style-name="a137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37" presentation:style-name="a115" draw:name="Title 1" svg:x="2.81308in" svg:y="2.91667in" svg:width="9.76678in" svg:height="2.30794in" presentation:class="title" presentation:placeholder="false">
        <draw:text-box>
          <text:p text:style-name="a114" text:class-names="" text:cond-style-name=""><text:span text:style-name="a112" text:class-names="">Click to edit Master title style</text:span><text:span text:style-name="a113" text:class-names=""/></text:p>
        </draw:text-box>
        <svg:title/>
        <svg:desc/>
      </draw:frame>
      <draw:frame draw:id="id38" presentation:style-name="a119" draw:name="Text Placeholder 2" svg:x="2.81308in" svg:y="5.22461in" svg:width="9.76678in" svg:height="0.94094in" presentation:class="outline" presentation:placeholder="false">
        <draw:text-box>
          <text:list text:style-name="a118">
            <text:list-item>
              <text:p text:style-name="a117" text:class-names="" text:cond-style-name=""><text:span text:style-name="a116" text:class-names="">Edit Master text styles</text:span></text:p>
            </text:list-item>
          </text:list>
        </draw:text-box>
        <svg:title/>
        <svg:desc/>
      </draw:frame>
      <draw:frame draw:id="id39" presentation:style-name="a124" draw:name="Date Placeholder 3" svg:x="10.64376in" svg:y="6.43403in" svg:width="1.25in" svg:height="0.39931in" presentation:class="date-time" presentation:placeholder="false">
        <draw:text-box>
          <text:p text:style-name="a123" text:class-names="" text:cond-style-name=""><text:span text:style-name="a120" text:class-names=""><text:date text:fixed="false" style:data-style-name="a121">14/01/2024</text:date></text:span><text:span text:style-name="a122" text:class-names=""/></text:p>
        </draw:text-box>
        <svg:title/>
        <svg:desc/>
      </draw:frame>
      <draw:frame draw:id="id40" presentation:style-name="a127" draw:name="Footer Placeholder 4" svg:x="2.81308in" svg:y="6.43403in" svg:width="7.74735in" svg:height="0.39931in" presentation:class="footer" presentation:placeholder="false">
        <draw:text-box>
          <text:p text:style-name="a126" text:class-names="" text:cond-style-name=""><text:span text:style-name="a125" text:class-names=""/></text:p>
        </draw:text-box>
        <svg:title/>
        <svg:desc/>
      </draw:frame>
      <draw:frame draw:id="id41" presentation:style-name="a131" draw:name="Slide Number Placeholder 5" svg:x="11.9771in" svg:y="6.43403in" svg:width="0.60276in" svg:height="0.39931in" presentation:class="page-number" presentation:placeholder="false">
        <draw:text-box>
          <text:p text:style-name="a130" text:class-names="" text:cond-style-name=""><text:span text:style-name="a128" text:class-names=""><text:page-number style:num-format="1" text:fixed="false">‹#›</text:page-number></text:span><text:span text:style-name="a129" text:class-names=""/></text:p>
        </draw:text-box>
        <svg:title/>
        <svg:desc/>
      </draw:frame>
    </style:master-page>
    <style:master-page style:name="Master1-Layout4-twoObj-Two-Content" style:page-layout-name="pageLayout1" draw:style-name="a139">
      <draw:g draw:name="Group 7" draw:id="id48">
        <svg:title/>
        <svg:desc/>
        <draw:custom-shape svg:x="0.5in" svg:y="0in" svg:width="1.22743in" svg:height="5.82813in" draw:id="id55" draw:layer="Master1-bg" draw:style-name="a19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56" draw:layer="Master1-bg" draw:style-name="a19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57" draw:layer="Master1-bg" draw:style-name="a19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58" draw:layer="Master1-bg" draw:style-name="a19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59" draw:layer="Master1-bg" draw:style-name="a19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60" draw:layer="Master1-bg" draw:style-name="a19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9" presentation:style-name="a143" draw:name="Title 1" svg:x="1.62326in" svg:y="0.75in" svg:width="10.9566in" svg:height="1.91667in" presentation:class="title" presentation:placeholder="false">
        <draw:text-box>
          <text:p text:style-name="a142" text:class-names="" text:cond-style-name=""><text:span text:style-name="a140" text:class-names="">Click to edit Master title style</text:span><text:span text:style-name="a141" text:class-names=""/></text:p>
        </draw:text-box>
        <svg:title/>
        <svg:desc/>
      </draw:frame>
      <draw:frame draw:id="id50" presentation:style-name="a160" draw:name="Content Placeholder 2" svg:x="1.62326in" svg:y="2.91667in" svg:width="5.3533in" svg:height="3.41667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Edit Master text styles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Second level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list text:style-name="a159">
                            <text:list-item>
                              <text:p text:style-name="a158" text:class-names="" text:cond-style-name=""><text:span text:style-name="a156" text:class-names="">Fifth level</text:span><text:span text:style-name="a1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177" draw:name="Content Placeholder 3" svg:x="7.22656in" svg:y="2.91667in" svg:width="5.3533in" svg:height="3.41667in" presentation:class="object" presentation:placeholder="false">
        <draw:text-box>
          <text:list text:style-name="a163">
            <text:list-item>
              <text:p text:style-name="a162" text:class-names="" text:cond-style-name=""><text:span text:style-name="a161" text:class-names="">Edit Master text styles</text:span></text:p>
            </text:list-item>
          </text:list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cond level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hird level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3" text:class-names="">Fifth level</text:span><text:span text:style-name="a1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182" draw:name="Date Placeholder 4" svg:x="10.64376in" svg:y="6.43403in" svg:width="1.25in" svg:height="0.39931in" presentation:class="date-time" presentation:placeholder="false">
        <draw:text-box>
          <text:p text:style-name="a181" text:class-names="" text:cond-style-name=""><text:span text:style-name="a178" text:class-names=""><text:date text:fixed="false" style:data-style-name="a179">14/01/2024</text:date></text:span><text:span text:style-name="a180" text:class-names=""/></text:p>
        </draw:text-box>
        <svg:title/>
        <svg:desc/>
      </draw:frame>
      <draw:frame draw:id="id53" presentation:style-name="a185" draw:name="Footer Placeholder 5" svg:x="2.81308in" svg:y="6.43403in" svg:width="7.74735in" svg:height="0.39931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54" presentation:style-name="a189" draw:name="Slide Number Placeholder 6" svg:x="11.9771in" svg:y="6.43403in" svg:width="0.60276in" svg:height="0.39931in" presentation:class="page-number" presentation:placeholder="false">
        <draw:text-box>
          <text:p text:style-name="a188" text:class-names="" text:cond-style-name=""><text:span text:style-name="a186" text:class-names=""><text:page-number style:num-format="1" text:fixed="false">‹#›</text:page-number></text:span><text:span text:style-name="a187" text:class-names=""/></text:p>
        </draw:text-box>
        <svg:title/>
        <svg:desc/>
      </draw:frame>
    </style:master-page>
    <style:master-page style:name="Master1-Layout5-twoTxTwoObj-Comparison" style:page-layout-name="pageLayout1" draw:style-name="a197">
      <draw:g draw:name="Group 9" draw:id="id61">
        <svg:title/>
        <svg:desc/>
        <draw:custom-shape svg:x="0.5in" svg:y="0in" svg:width="1.22743in" svg:height="5.82813in" draw:id="id70" draw:layer="Master1-bg" draw:style-name="a256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71" draw:layer="Master1-bg" draw:style-name="a257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72" draw:layer="Master1-bg" draw:style-name="a258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73" draw:layer="Master1-bg" draw:style-name="a259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74" draw:layer="Master1-bg" draw:style-name="a260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75" draw:layer="Master1-bg" draw:style-name="a261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62" presentation:style-name="a201" draw:name="Title 1" svg:x="1.62326in" svg:y="0.75in" svg:width="10.9566in" svg:height="1.91667in" presentation:class="title" presentation:placeholder="false">
        <draw:text-box>
          <text:p text:style-name="a200" text:class-names="" text:cond-style-name=""><text:span text:style-name="a198" text:class-names="">Click to edit Master title style</text:span><text:span text:style-name="a199" text:class-names=""/></text:p>
        </draw:text-box>
        <svg:title/>
        <svg:desc/>
      </draw:frame>
      <draw:frame draw:id="id63" presentation:style-name="a205" draw:name="Text Placeholder 2" svg:x="1.93808in" svg:y="2.90741in" svg:width="5.03848in" svg:height="0.63021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Edit Master text styles</text:span></text:p>
            </text:list-item>
          </text:list>
        </draw:text-box>
        <svg:title/>
        <svg:desc/>
      </draw:frame>
      <draw:frame draw:id="id64" presentation:style-name="a222" draw:name="Content Placeholder 3" svg:x="1.62326in" svg:y="3.64757in" svg:width="5.3533in" svg:height="2.68576in" presentation:class="object" presentation:placeholder="false">
        <draw:text-box>
          <text:list text:style-name="a208">
            <text:list-item>
              <text:p text:style-name="a207" text:class-names="" text:cond-style-name=""><text:span text:style-name="a206" text:class-names="">Edit Master text styles</text:span></text:p>
            </text:list-item>
          </text:list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Second level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Third level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8" text:class-names="">Fifth level</text:span><text:span text:style-name="a2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26" draw:name="Text Placeholder 4" svg:x="7.52459in" svg:y="2.91667in" svg:width="5.05527in" svg:height="0.63021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Edit Master text styles</text:span></text:p>
            </text:list-item>
          </text:list>
        </draw:text-box>
        <svg:title/>
        <svg:desc/>
      </draw:frame>
      <draw:frame draw:id="id66" presentation:style-name="a243" draw:name="Content Placeholder 5" svg:x="7.22656in" svg:y="3.64757in" svg:width="5.3533in" svg:height="2.68576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Edit Master text styles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Second level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hird level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Fifth level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48" draw:name="Date Placeholder 6" svg:x="10.64376in" svg:y="6.43403in" svg:width="1.25in" svg:height="0.39931in" presentation:class="date-time" presentation:placeholder="false">
        <draw:text-box>
          <text:p text:style-name="a247" text:class-names="" text:cond-style-name=""><text:span text:style-name="a244" text:class-names=""><text:date text:fixed="false" style:data-style-name="a245">14/01/2024</text:date></text:span><text:span text:style-name="a246" text:class-names=""/></text:p>
        </draw:text-box>
        <svg:title/>
        <svg:desc/>
      </draw:frame>
      <draw:frame draw:id="id68" presentation:style-name="a251" draw:name="Footer Placeholder 7" svg:x="2.81308in" svg:y="6.43403in" svg:width="7.74735in" svg:height="0.39931in" presentation:class="footer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69" presentation:style-name="a255" draw:name="Slide Number Placeholder 8" svg:x="11.9771in" svg:y="6.43403in" svg:width="0.60276in" svg:height="0.39931in" presentation:class="page-number" presentation:placeholder="false">
        <draw:text-box>
          <text:p text:style-name="a254" text:class-names="" text:cond-style-name=""><text:span text:style-name="a252" text:class-names=""><text:page-number style:num-format="1" text:fixed="false">‹#›</text:page-number></text:span><text:span text:style-name="a253" text:class-names=""/></text:p>
        </draw:text-box>
        <svg:title/>
        <svg:desc/>
      </draw:frame>
    </style:master-page>
    <style:master-page style:name="Master1-Layout6-titleOnly-Title-Only" style:page-layout-name="pageLayout1" draw:style-name="a263">
      <draw:g draw:name="Group 5" draw:id="id76">
        <svg:title/>
        <svg:desc/>
        <draw:custom-shape svg:x="0.5in" svg:y="0in" svg:width="1.22743in" svg:height="5.82813in" draw:id="id81" draw:layer="Master1-bg" draw:style-name="a28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82" draw:layer="Master1-bg" draw:style-name="a28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3" draw:layer="Master1-bg" draw:style-name="a28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84" draw:layer="Master1-bg" draw:style-name="a28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85" draw:layer="Master1-bg" draw:style-name="a28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86" draw:layer="Master1-bg" draw:style-name="a28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77" presentation:style-name="a267" draw:name="Title 1" svg:x="1.62326in" svg:y="0.75in" svg:width="10.9566in" svg:height="1.91667in" presentation:class="title" presentation:placeholder="false">
        <draw:text-box>
          <text:p text:style-name="a266" text:class-names="" text:cond-style-name=""><text:span text:style-name="a264" text:class-names="">Click to edit Master title style</text:span><text:span text:style-name="a265" text:class-names=""/></text:p>
        </draw:text-box>
        <svg:title/>
        <svg:desc/>
      </draw:frame>
      <draw:frame draw:id="id78" presentation:style-name="a272" draw:name="Date Placeholder 2" svg:x="10.64376in" svg:y="6.43403in" svg:width="1.25in" svg:height="0.39931in" presentation:class="date-time" presentation:placeholder="false">
        <draw:text-box>
          <text:p text:style-name="a271" text:class-names="" text:cond-style-name=""><text:span text:style-name="a268" text:class-names=""><text:date text:fixed="false" style:data-style-name="a269">14/01/2024</text:date></text:span><text:span text:style-name="a270" text:class-names=""/></text:p>
        </draw:text-box>
        <svg:title/>
        <svg:desc/>
      </draw:frame>
      <draw:frame draw:id="id79" presentation:style-name="a275" draw:name="Footer Placeholder 3" svg:x="2.81308in" svg:y="6.43403in" svg:width="7.74735in" svg:height="0.39931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80" presentation:style-name="a279" draw:name="Slide Number Placeholder 4" svg:x="11.9771in" svg:y="6.43403in" svg:width="0.60276in" svg:height="0.39931in" presentation:class="page-number" presentation:placeholder="false">
        <draw:text-box>
          <text:p text:style-name="a278" text:class-names="" text:cond-style-name=""><text:span text:style-name="a276" text:class-names=""><text:page-number style:num-format="1" text:fixed="false">‹#›</text:page-number></text:span><text:span text:style-name="a277" text:class-names=""/></text:p>
        </draw:text-box>
        <svg:title/>
        <svg:desc/>
      </draw:frame>
    </style:master-page>
    <style:master-page style:name="Master1-Layout7-blank-Blank" style:page-layout-name="pageLayout1" draw:style-name="a287">
      <draw:g draw:name="Group 4" draw:id="id87">
        <svg:title/>
        <svg:desc/>
        <draw:custom-shape svg:x="0.5in" svg:y="0in" svg:width="1.22743in" svg:height="5.82813in" draw:id="id91" draw:layer="Master1-bg" draw:style-name="a30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92" draw:layer="Master1-bg" draw:style-name="a30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93" draw:layer="Master1-bg" draw:style-name="a30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4" draw:layer="Master1-bg" draw:style-name="a30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95" draw:layer="Master1-bg" draw:style-name="a30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96" draw:layer="Master1-bg" draw:style-name="a30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88" presentation:style-name="a292" draw:name="Date Placeholder 1" svg:x="10.64376in" svg:y="6.43403in" svg:width="1.25in" svg:height="0.39931in" presentation:class="date-time" presentation:placeholder="false">
        <draw:text-box>
          <text:p text:style-name="a291" text:class-names="" text:cond-style-name=""><text:span text:style-name="a288" text:class-names=""><text:date text:fixed="false" style:data-style-name="a289">14/01/2024</text:date></text:span><text:span text:style-name="a290" text:class-names=""/></text:p>
        </draw:text-box>
        <svg:title/>
        <svg:desc/>
      </draw:frame>
      <draw:frame draw:id="id89" presentation:style-name="a295" draw:name="Footer Placeholder 2" svg:x="2.81308in" svg:y="6.43403in" svg:width="7.74735in" svg:height="0.39931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90" presentation:style-name="a299" draw:name="Slide Number Placeholder 3" svg:x="11.9771in" svg:y="6.43403in" svg:width="0.60276in" svg:height="0.39931in" presentation:class="page-number" presentation:placeholder="false">
        <draw:text-box>
          <text:p text:style-name="a298" text:class-names="" text:cond-style-name=""><text:span text:style-name="a296" text:class-names=""><text:page-number style:num-format="1" text:fixed="false">‹#›</text:page-number></text:span><text:span text:style-name="a297" text:class-names=""/></text:p>
        </draw:text-box>
        <svg:title/>
        <svg:desc/>
      </draw:frame>
    </style:master-page>
    <style:master-page style:name="Master1-Layout8-objTx-Content-with-Caption" style:page-layout-name="pageLayout1" draw:style-name="a307">
      <draw:g draw:name="Group 7" draw:id="id97">
        <svg:title/>
        <svg:desc/>
        <draw:custom-shape svg:x="0.5in" svg:y="0in" svg:width="1.22743in" svg:height="5.82813in" draw:id="id104" draw:layer="Master1-bg" draw:style-name="a34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05" draw:layer="Master1-bg" draw:style-name="a34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06" draw:layer="Master1-bg" draw:style-name="a34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07" draw:layer="Master1-bg" draw:style-name="a34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8" draw:layer="Master1-bg" draw:style-name="a34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09" draw:layer="Master1-bg" draw:style-name="a35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98" presentation:style-name="a311" draw:name="Title 1" svg:x="1.62326in" svg:y="1.75in" svg:width="3.88137in" svg:height="1.5in" presentation:class="title" presentation:placeholder="false">
        <draw:text-box>
          <text:p text:style-name="a310" text:class-names="" text:cond-style-name=""><text:span text:style-name="a308" text:class-names="">Click to edit Master title style</text:span><text:span text:style-name="a309" text:class-names=""/></text:p>
        </draw:text-box>
        <svg:title/>
        <svg:desc/>
      </draw:frame>
      <draw:frame draw:id="id99" presentation:style-name="a328" draw:name="Content Placeholder 2" svg:x="5.75463in" svg:y="0.75in" svg:width="6.82523in" svg:height="5.58333in" presentation:class="object" presentation:placeholder="false">
        <draw:text-box>
          <text:list text:style-name="a314">
            <text:list-item>
              <text:p text:style-name="a313" text:class-names="" text:cond-style-name=""><text:span text:style-name="a312" text:class-names="">Edit Master text styles</text:span></text:p>
            </text:list-item>
          </text:list>
          <text:list text:style-name="a317">
            <text:list-item>
              <text:list text:style-name="a317">
                <text:list-item>
                  <text:p text:style-name="a316" text:class-names="" text:cond-style-name=""><text:span text:style-name="a315" text:class-names="">Second level</text:span></text:p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p text:style-name="a319" text:class-names="" text:cond-style-name=""><text:span text:style-name="a318" text:class-names="">Third level</text:span></text:p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p text:style-name="a322" text:class-names="" text:cond-style-name=""><text:span text:style-name="a3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list text:style-name="a327">
                            <text:list-item>
                              <text:p text:style-name="a326" text:class-names="" text:cond-style-name=""><text:span text:style-name="a324" text:class-names="">Fifth level</text:span><text:span text:style-name="a3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332" draw:name="Text Placeholder 3" svg:x="1.62326in" svg:y="3.25in" svg:width="3.88137in" svg:height="2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Edit Master text styles</text:span></text:p>
            </text:list-item>
          </text:list>
        </draw:text-box>
        <svg:title/>
        <svg:desc/>
      </draw:frame>
      <draw:frame draw:id="id101" presentation:style-name="a337" draw:name="Date Placeholder 4" svg:x="10.64376in" svg:y="6.43403in" svg:width="1.25in" svg:height="0.39931in" presentation:class="date-time" presentation:placeholder="false">
        <draw:text-box>
          <text:p text:style-name="a336" text:class-names="" text:cond-style-name=""><text:span text:style-name="a333" text:class-names=""><text:date text:fixed="false" style:data-style-name="a334">14/01/2024</text:date></text:span><text:span text:style-name="a335" text:class-names=""/></text:p>
        </draw:text-box>
        <svg:title/>
        <svg:desc/>
      </draw:frame>
      <draw:frame draw:id="id102" presentation:style-name="a340" draw:name="Footer Placeholder 5" svg:x="2.81308in" svg:y="6.43403in" svg:width="7.74735in" svg:height="0.39931in" presentation:class="footer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103" presentation:style-name="a344" draw:name="Slide Number Placeholder 6" svg:x="11.9771in" svg:y="6.43403in" svg:width="0.60276in" svg:height="0.39931in" presentation:class="page-number" presentation:placeholder="false">
        <draw:text-box>
          <text:p text:style-name="a343" text:class-names="" text:cond-style-name=""><text:span text:style-name="a341" text:class-names=""><text:page-number style:num-format="1" text:fixed="false">‹#›</text:page-number></text:span><text:span text:style-name="a342" text:class-names=""/></text:p>
        </draw:text-box>
        <svg:title/>
        <svg:desc/>
      </draw:frame>
    </style:master-page>
    <style:master-page style:name="Master1-Layout9-picTx-Picture-with-Caption" style:page-layout-name="pageLayout1" draw:style-name="a352">
      <draw:g draw:name="Group 7" draw:id="id110">
        <svg:title/>
        <svg:desc/>
        <draw:custom-shape svg:x="0.5in" svg:y="0in" svg:width="1.22743in" svg:height="5.82813in" draw:id="id117" draw:layer="Master1-bg" draw:style-name="a377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18" draw:layer="Master1-bg" draw:style-name="a378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19" draw:layer="Master1-bg" draw:style-name="a379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20" draw:layer="Master1-bg" draw:style-name="a380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21" draw:layer="Master1-bg" draw:style-name="a381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22" draw:layer="Master1-bg" draw:style-name="a382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11" presentation:style-name="a356" draw:name="Title 1" svg:x="1.62153in" svg:y="1.91667in" svg:width="5.93412in" svg:height="1.5in" presentation:class="title" presentation:placeholder="false">
        <draw:text-box>
          <text:p text:style-name="a355" text:class-names="" text:cond-style-name=""><text:span text:style-name="a353" text:class-names="">Click to edit Master title style</text:span><text:span text:style-name="a354" text:class-names=""/></text:p>
        </draw:text-box>
        <svg:title/>
        <svg:desc/>
      </draw:frame>
      <draw:frame draw:id="id112" presentation:style-name="a360" draw:name="Picture Placeholder 2" svg:x="8.30565in" svg:y="1in" svg:width="3.58812in" svg:height="5in" presentation:class="graphic" presentation:placeholder="false">
        <draw:text-box>
          <text:p text:style-name="a359" text:class-names="" text:cond-style-name=""><text:span text:style-name="a357" text:class-names="">Click icon to add picture</text:span><text:span text:style-name="a358" text:class-names=""/></text:p>
        </draw:text-box>
        <svg:title/>
        <svg:desc/>
      </draw:frame>
      <draw:frame draw:id="id113" presentation:style-name="a364" draw:name="Text Placeholder 3" svg:x="1.62153in" svg:y="3.41667in" svg:width="5.93412in" svg:height="2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Edit Master text styles</text:span></text:p>
            </text:list-item>
          </text:list>
        </draw:text-box>
        <svg:title/>
        <svg:desc/>
      </draw:frame>
      <draw:frame draw:id="id114" presentation:style-name="a369" draw:name="Date Placeholder 4" svg:x="10.64376in" svg:y="6.43403in" svg:width="1.25in" svg:height="0.39931in" presentation:class="date-time" presentation:placeholder="false">
        <draw:text-box>
          <text:p text:style-name="a368" text:class-names="" text:cond-style-name=""><text:span text:style-name="a365" text:class-names=""><text:date text:fixed="false" style:data-style-name="a366">14/01/2024</text:date></text:span><text:span text:style-name="a367" text:class-names=""/></text:p>
        </draw:text-box>
        <svg:title/>
        <svg:desc/>
      </draw:frame>
      <draw:frame draw:id="id115" presentation:style-name="a372" draw:name="Footer Placeholder 5" svg:x="2.81308in" svg:y="6.43403in" svg:width="7.74735in" svg:height="0.39931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116" presentation:style-name="a376" draw:name="Slide Number Placeholder 6" svg:x="11.9771in" svg:y="6.43403in" svg:width="0.60276in" svg:height="0.39931in" presentation:class="page-number" presentation:placeholder="false">
        <draw:text-box>
          <text:p text:style-name="a375" text:class-names="" text:cond-style-name=""><text:span text:style-name="a373" text:class-names=""><text:page-number style:num-format="1" text:fixed="false">‹#›</text:page-number></text:span><text:span text:style-name="a374" text:class-names=""/></text:p>
        </draw:text-box>
        <svg:title/>
        <svg:desc/>
      </draw:frame>
    </style:master-page>
    <style:master-page style:name="Master1-Layout10-cust-Panoramic-Picture-with-Caption" style:page-layout-name="pageLayout1" draw:style-name="a384">
      <draw:g draw:name="Group 7" draw:id="id123">
        <svg:title/>
        <svg:desc/>
        <draw:custom-shape svg:x="0.5in" svg:y="0in" svg:width="1.22743in" svg:height="5.82813in" draw:id="id130" draw:layer="Master1-bg" draw:style-name="a409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31" draw:layer="Master1-bg" draw:style-name="a410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32" draw:layer="Master1-bg" draw:style-name="a411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33" draw:layer="Master1-bg" draw:style-name="a412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34" draw:layer="Master1-bg" draw:style-name="a413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35" draw:layer="Master1-bg" draw:style-name="a414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24" presentation:style-name="a388" draw:name="Title 1" svg:x="1.62326in" svg:y="5.17592in" svg:width="10.9566in" svg:height="0.61979in" presentation:class="title" presentation:placeholder="false">
        <draw:text-box>
          <text:p text:style-name="a387" text:class-names="" text:cond-style-name=""><text:span text:style-name="a385" text:class-names="">Click to edit Master title style</text:span><text:span text:style-name="a386" text:class-names=""/></text:p>
        </draw:text-box>
        <svg:title/>
        <svg:desc/>
      </draw:frame>
      <draw:frame draw:id="id125" presentation:style-name="a392" draw:name="Picture Placeholder 2" svg:x="2.60937in" svg:y="1.01937in" svg:width="8.996in" svg:height="3.46126in" presentation:class="graphic" presentation:placeholder="false">
        <draw:text-box>
          <text:p text:style-name="a391" text:class-names="" text:cond-style-name=""><text:span text:style-name="a389" text:class-names="">Click icon to add picture</text:span><text:span text:style-name="a390" text:class-names=""/></text:p>
        </draw:text-box>
        <svg:title/>
        <svg:desc/>
      </draw:frame>
      <draw:frame draw:id="id126" presentation:style-name="a396" draw:name="Text Placeholder 3" svg:x="1.62326in" svg:y="5.79572in" svg:width="10.9566in" svg:height="0.53993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Edit Master text styles</text:span></text:p>
            </text:list-item>
          </text:list>
        </draw:text-box>
        <svg:title/>
        <svg:desc/>
      </draw:frame>
      <draw:frame draw:id="id127" presentation:style-name="a401" draw:name="Date Placeholder 4" svg:x="10.64376in" svg:y="6.43403in" svg:width="1.25in" svg:height="0.39931in" presentation:class="date-time" presentation:placeholder="false">
        <draw:text-box>
          <text:p text:style-name="a400" text:class-names="" text:cond-style-name=""><text:span text:style-name="a397" text:class-names=""><text:date text:fixed="false" style:data-style-name="a398">14/01/2024</text:date></text:span><text:span text:style-name="a399" text:class-names=""/></text:p>
        </draw:text-box>
        <svg:title/>
        <svg:desc/>
      </draw:frame>
      <draw:frame draw:id="id128" presentation:style-name="a404" draw:name="Footer Placeholder 5" svg:x="2.81308in" svg:y="6.43403in" svg:width="7.74735in" svg:height="0.39931in" presentation:class="footer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129" presentation:style-name="a408" draw:name="Slide Number Placeholder 6" svg:x="11.9771in" svg:y="6.43403in" svg:width="0.60276in" svg:height="0.39931in" presentation:class="page-number" presentation:placeholder="false">
        <draw:text-box>
          <text:p text:style-name="a407" text:class-names="" text:cond-style-name=""><text:span text:style-name="a405" text:class-names=""><text:page-number style:num-format="1" text:fixed="false">‹#›</text:page-number></text:span><text:span text:style-name="a406" text:class-names=""/></text:p>
        </draw:text-box>
        <svg:title/>
        <svg:desc/>
      </draw:frame>
    </style:master-page>
    <style:master-page style:name="Master1-Layout11-cust-Title-and-Caption" style:page-layout-name="pageLayout1" draw:style-name="a416">
      <draw:g draw:name="Group 6" draw:id="id136">
        <svg:title/>
        <svg:desc/>
        <draw:custom-shape svg:x="0.5in" svg:y="0in" svg:width="1.22743in" svg:height="5.82813in" draw:id="id142" draw:layer="Master1-bg" draw:style-name="a437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43" draw:layer="Master1-bg" draw:style-name="a438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44" draw:layer="Master1-bg" draw:style-name="a439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45" draw:layer="Master1-bg" draw:style-name="a440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46" draw:layer="Master1-bg" draw:style-name="a441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47" draw:layer="Master1-bg" draw:style-name="a442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37" presentation:style-name="a420" draw:name="Title 1" svg:x="1.62326in" svg:y="0.75in" svg:width="10.9566in" svg:height="3.33333in" presentation:class="title" presentation:placeholder="false">
        <draw:text-box>
          <text:p text:style-name="a419" text:class-names="" text:cond-style-name=""><text:span text:style-name="a417" text:class-names="">Click to edit Master title style</text:span><text:span text:style-name="a418" text:class-names=""/></text:p>
        </draw:text-box>
        <svg:title/>
        <svg:desc/>
      </draw:frame>
      <draw:frame draw:id="id138" presentation:style-name="a424" draw:name="Text Placeholder 2" svg:x="1.62326in" svg:y="4.75in" svg:width="10.9566in" svg:height="1.58333in" presentation:class="outline" presentation:placeholder="false">
        <draw:text-box>
          <text:list text:style-name="a423">
            <text:list-item>
              <text:p text:style-name="a422" text:class-names="" text:cond-style-name=""><text:span text:style-name="a421" text:class-names="">Edit Master text styles</text:span></text:p>
            </text:list-item>
          </text:list>
        </draw:text-box>
        <svg:title/>
        <svg:desc/>
      </draw:frame>
      <draw:frame draw:id="id139" presentation:style-name="a429" draw:name="Date Placeholder 3" svg:x="10.64376in" svg:y="6.43403in" svg:width="1.25in" svg:height="0.39931in" presentation:class="date-time" presentation:placeholder="false">
        <draw:text-box>
          <text:p text:style-name="a428" text:class-names="" text:cond-style-name=""><text:span text:style-name="a425" text:class-names=""><text:date text:fixed="false" style:data-style-name="a426">14/01/2024</text:date></text:span><text:span text:style-name="a427" text:class-names=""/></text:p>
        </draw:text-box>
        <svg:title/>
        <svg:desc/>
      </draw:frame>
      <draw:frame draw:id="id140" presentation:style-name="a432" draw:name="Footer Placeholder 4" svg:x="2.81308in" svg:y="6.43403in" svg:width="7.74735in" svg:height="0.39931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141" presentation:style-name="a436" draw:name="Slide Number Placeholder 5" svg:x="11.9771in" svg:y="6.43403in" svg:width="0.60276in" svg:height="0.39931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>‹#›</text:page-number></text:span><text:span text:style-name="a434" text:class-names=""/></text:p>
        </draw:text-box>
        <svg:title/>
        <svg:desc/>
      </draw:frame>
    </style:master-page>
    <style:master-page style:name="Master1-Layout12-cust-Quote-with-Caption" style:page-layout-name="pageLayout1" draw:style-name="a444">
      <draw:g draw:name="Group 10" draw:id="id148">
        <svg:title/>
        <svg:desc/>
        <draw:custom-shape svg:x="0.5in" svg:y="0in" svg:width="1.22743in" svg:height="5.82813in" draw:id="id157" draw:layer="Master1-bg" draw:style-name="a47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58" draw:layer="Master1-bg" draw:style-name="a47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59" draw:layer="Master1-bg" draw:style-name="a47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60" draw:layer="Master1-bg" draw:style-name="a47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61" draw:layer="Master1-bg" draw:style-name="a47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62" draw:layer="Master1-bg" draw:style-name="a48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49" draw:style-name="a447" draw:name="TextBox 13" svg:x="1.74826in" svg:y="0.94381in" svg:width="0.66667in" svg:height="0.63952in">
        <draw:text-box>
          <text:p text:style-name="a446" text:class-names="" text:cond-style-name=""><text:span text:style-name="a445" text:class-names="">“</text:span></text:p>
        </draw:text-box>
        <svg:title/>
        <svg:desc/>
      </draw:frame>
      <draw:frame draw:id="id150" draw:style-name="a450" draw:name="TextBox 14" svg:x="11.91319in" svg:y="3.08333in" svg:width="0.66667in" svg:height="0.63952in">
        <draw:text-box>
          <text:p text:style-name="a449" text:class-names="" text:cond-style-name=""><text:span text:style-name="a448" text:class-names="">”</text:span></text:p>
        </draw:text-box>
        <svg:title/>
        <svg:desc/>
      </draw:frame>
      <draw:frame draw:id="id151" presentation:style-name="a454" draw:name="Title 1" svg:x="2.41493in" svg:y="0.75in" svg:width="9.8316in" svg:height="3in" presentation:class="title" presentation:placeholder="false">
        <draw:text-box>
          <text:p text:style-name="a453" text:class-names="" text:cond-style-name=""><text:span text:style-name="a451" text:class-names="">Click to edit Master title style</text:span><text:span text:style-name="a452" text:class-names=""/></text:p>
        </draw:text-box>
        <svg:title/>
        <svg:desc/>
      </draw:frame>
      <draw:frame draw:id="id152" presentation:style-name="a458" draw:name="Text Placeholder 9" svg:x="2.66493in" svg:y="3.75in" svg:width="9.3316in" svg:height="0.41667in" presentation:class="outline" presentation:placeholder="false">
        <draw:text-box>
          <text:list text:style-name="a457">
            <text:list-item>
              <text:p text:style-name="a456" text:class-names="" text:cond-style-name=""><text:span text:style-name="a455" text:class-names="">Edit Master text styles</text:span></text:p>
            </text:list-item>
          </text:list>
        </draw:text-box>
        <svg:title/>
        <svg:desc/>
      </draw:frame>
      <draw:frame draw:id="id153" presentation:style-name="a462" draw:name="Text Placeholder 2" svg:x="1.62326in" svg:y="4.75in" svg:width="10.9566in" svg:height="1.5833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Edit Master text styles</text:span></text:p>
            </text:list-item>
          </text:list>
        </draw:text-box>
        <svg:title/>
        <svg:desc/>
      </draw:frame>
      <draw:frame draw:id="id154" presentation:style-name="a467" draw:name="Date Placeholder 3" svg:x="10.64376in" svg:y="6.43403in" svg:width="1.25in" svg:height="0.39931in" presentation:class="date-time" presentation:placeholder="false">
        <draw:text-box>
          <text:p text:style-name="a466" text:class-names="" text:cond-style-name=""><text:span text:style-name="a463" text:class-names=""><text:date text:fixed="false" style:data-style-name="a464">14/01/2024</text:date></text:span><text:span text:style-name="a465" text:class-names=""/></text:p>
        </draw:text-box>
        <svg:title/>
        <svg:desc/>
      </draw:frame>
      <draw:frame draw:id="id155" presentation:style-name="a470" draw:name="Footer Placeholder 4" svg:x="2.81308in" svg:y="6.43403in" svg:width="7.74735in" svg:height="0.39931in" presentation:class="footer" presentation:placeholder="false">
        <draw:text-box>
          <text:p text:style-name="a469" text:class-names="" text:cond-style-name=""><text:span text:style-name="a468" text:class-names=""/></text:p>
        </draw:text-box>
        <svg:title/>
        <svg:desc/>
      </draw:frame>
      <draw:frame draw:id="id156" presentation:style-name="a474" draw:name="Slide Number Placeholder 5" svg:x="11.9771in" svg:y="6.43403in" svg:width="0.60276in" svg:height="0.39931in" presentation:class="page-number" presentation:placeholder="false">
        <draw:text-box>
          <text:p text:style-name="a473" text:class-names="" text:cond-style-name=""><text:span text:style-name="a471" text:class-names=""><text:page-number style:num-format="1" text:fixed="false">‹#›</text:page-number></text:span><text:span text:style-name="a472" text:class-names=""/></text:p>
        </draw:text-box>
        <svg:title/>
        <svg:desc/>
      </draw:frame>
    </style:master-page>
    <style:master-page style:name="Master1-Layout13-cust-Name-Card" style:page-layout-name="pageLayout1" draw:style-name="a482">
      <draw:g draw:name="Group 6" draw:id="id163">
        <svg:title/>
        <svg:desc/>
        <draw:custom-shape svg:x="0.5in" svg:y="0in" svg:width="1.22743in" svg:height="5.82813in" draw:id="id169" draw:layer="Master1-bg" draw:style-name="a503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70" draw:layer="Master1-bg" draw:style-name="a504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71" draw:layer="Master1-bg" draw:style-name="a505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72" draw:layer="Master1-bg" draw:style-name="a506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73" draw:layer="Master1-bg" draw:style-name="a507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74" draw:layer="Master1-bg" draw:style-name="a508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64" presentation:style-name="a486" draw:name="Title 1" svg:x="1.62326in" svg:y="3.61831in" svg:width="10.95659in" svg:height="1.6063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165" presentation:style-name="a490" draw:name="Text Placeholder 2" svg:x="1.62326in" svg:y="5.22461in" svg:width="10.95659in" svg:height="0.94094in" presentation:class="outline" presentation:placeholder="false">
        <draw:text-box>
          <text:list text:style-name="a489">
            <text:list-item>
              <text:p text:style-name="a488" text:class-names="" text:cond-style-name=""><text:span text:style-name="a487" text:class-names="">Edit Master text styles</text:span></text:p>
            </text:list-item>
          </text:list>
        </draw:text-box>
        <svg:title/>
        <svg:desc/>
      </draw:frame>
      <draw:frame draw:id="id166" presentation:style-name="a495" draw:name="Date Placeholder 3" svg:x="10.64376in" svg:y="6.43403in" svg:width="1.25in" svg:height="0.39931in" presentation:class="date-time" presentation:placeholder="false">
        <draw:text-box>
          <text:p text:style-name="a494" text:class-names="" text:cond-style-name=""><text:span text:style-name="a491" text:class-names=""><text:date text:fixed="false" style:data-style-name="a492">14/01/2024</text:date></text:span><text:span text:style-name="a493" text:class-names=""/></text:p>
        </draw:text-box>
        <svg:title/>
        <svg:desc/>
      </draw:frame>
      <draw:frame draw:id="id167" presentation:style-name="a498" draw:name="Footer Placeholder 4" svg:x="2.81308in" svg:y="6.43403in" svg:width="7.74735in" svg:height="0.39931in" presentation:class="footer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168" presentation:style-name="a502" draw:name="Slide Number Placeholder 5" svg:x="11.9771in" svg:y="6.43403in" svg:width="0.60276in" svg:height="0.39931in" presentation:class="page-number" presentation:placeholder="false">
        <draw:text-box>
          <text:p text:style-name="a501" text:class-names="" text:cond-style-name=""><text:span text:style-name="a499" text:class-names=""><text:page-number style:num-format="1" text:fixed="false">‹#›</text:page-number></text:span><text:span text:style-name="a500" text:class-names=""/></text:p>
        </draw:text-box>
        <svg:title/>
        <svg:desc/>
      </draw:frame>
    </style:master-page>
    <style:master-page style:name="Master1-Layout14-cust-Quote-Name-Card" style:page-layout-name="pageLayout1" draw:style-name="a510">
      <draw:g draw:name="Group 10" draw:id="id175">
        <svg:title/>
        <svg:desc/>
        <draw:custom-shape svg:x="0.5in" svg:y="0in" svg:width="1.22743in" svg:height="5.82813in" draw:id="id184" draw:layer="Master1-bg" draw:style-name="a541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85" draw:layer="Master1-bg" draw:style-name="a542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86" draw:layer="Master1-bg" draw:style-name="a543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87" draw:layer="Master1-bg" draw:style-name="a544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88" draw:layer="Master1-bg" draw:style-name="a545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89" draw:layer="Master1-bg" draw:style-name="a546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76" draw:style-name="a513" draw:name="TextBox 13" svg:x="1.74826in" svg:y="0.94381in" svg:width="0.66667in" svg:height="0.63952in">
        <draw:text-box>
          <text:p text:style-name="a512" text:class-names="" text:cond-style-name=""><text:span text:style-name="a511" text:class-names="">“</text:span></text:p>
        </draw:text-box>
        <svg:title/>
        <svg:desc/>
      </draw:frame>
      <draw:frame draw:id="id177" draw:style-name="a516" draw:name="TextBox 14" svg:x="11.91319in" svg:y="3.08333in" svg:width="0.66667in" svg:height="0.63952in">
        <draw:text-box>
          <text:p text:style-name="a515" text:class-names="" text:cond-style-name=""><text:span text:style-name="a514" text:class-names="">”</text:span></text:p>
        </draw:text-box>
        <svg:title/>
        <svg:desc/>
      </draw:frame>
      <draw:frame draw:id="id178" presentation:style-name="a520" draw:name="Title 1" svg:x="2.41493in" svg:y="0.75in" svg:width="9.8316in" svg:height="3in" presentation:class="title" presentation:placeholder="false">
        <draw:text-box>
          <text:p text:style-name="a519" text:class-names="" text:cond-style-name=""><text:span text:style-name="a517" text:class-names="">Click to edit Master title style</text:span><text:span text:style-name="a518" text:class-names=""/></text:p>
        </draw:text-box>
        <svg:title/>
        <svg:desc/>
      </draw:frame>
      <draw:frame draw:id="id179" presentation:style-name="a524" draw:name="Text Placeholder 9" svg:x="1.62326in" svg:y="4.25in" svg:width="10.95659in" svg:height="0.97222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Edit Master text styles</text:span></text:p>
            </text:list-item>
          </text:list>
        </draw:text-box>
        <svg:title/>
        <svg:desc/>
      </draw:frame>
      <draw:frame draw:id="id180" presentation:style-name="a528" draw:name="Text Placeholder 2" svg:x="1.62326in" svg:y="5.22222in" svg:width="10.95659in" svg:height="1.11111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>Edit Master text styles</text:span></text:p>
            </text:list-item>
          </text:list>
        </draw:text-box>
        <svg:title/>
        <svg:desc/>
      </draw:frame>
      <draw:frame draw:id="id181" presentation:style-name="a533" draw:name="Date Placeholder 3" svg:x="10.64376in" svg:y="6.43403in" svg:width="1.25in" svg:height="0.39931in" presentation:class="date-time" presentation:placeholder="false">
        <draw:text-box>
          <text:p text:style-name="a532" text:class-names="" text:cond-style-name=""><text:span text:style-name="a529" text:class-names=""><text:date text:fixed="false" style:data-style-name="a530">14/01/2024</text:date></text:span><text:span text:style-name="a531" text:class-names=""/></text:p>
        </draw:text-box>
        <svg:title/>
        <svg:desc/>
      </draw:frame>
      <draw:frame draw:id="id182" presentation:style-name="a536" draw:name="Footer Placeholder 4" svg:x="2.81308in" svg:y="6.43403in" svg:width="7.74735in" svg:height="0.39931in" presentation:class="foot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183" presentation:style-name="a540" draw:name="Slide Number Placeholder 5" svg:x="11.9771in" svg:y="6.43403in" svg:width="0.60276in" svg:height="0.39931in" presentation:class="page-number" presentation:placeholder="false">
        <draw:text-box>
          <text:p text:style-name="a539" text:class-names="" text:cond-style-name=""><text:span text:style-name="a537" text:class-names=""><text:page-number style:num-format="1" text:fixed="false">‹#›</text:page-number></text:span><text:span text:style-name="a538" text:class-names=""/></text:p>
        </draw:text-box>
        <svg:title/>
        <svg:desc/>
      </draw:frame>
    </style:master-page>
    <style:master-page style:name="Master1-Layout15-cust-True-or-False" style:page-layout-name="pageLayout1" draw:style-name="a548">
      <draw:g draw:name="Group 7" draw:id="id190">
        <svg:title/>
        <svg:desc/>
        <draw:custom-shape svg:x="0.5in" svg:y="0in" svg:width="1.22743in" svg:height="5.82813in" draw:id="id197" draw:layer="Master1-bg" draw:style-name="a573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98" draw:layer="Master1-bg" draw:style-name="a574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99" draw:layer="Master1-bg" draw:style-name="a575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00" draw:layer="Master1-bg" draw:style-name="a576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01" draw:layer="Master1-bg" draw:style-name="a577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02" draw:layer="Master1-bg" draw:style-name="a578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91" presentation:style-name="a552" draw:name="Title 1" svg:x="1.62326in" svg:y="0.75in" svg:width="10.9566in" svg:height="2.98264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192" presentation:style-name="a556" draw:name="Text Placeholder 9" svg:x="1.62326in" svg:y="3.83333in" svg:width="10.9566in" svg:height="0.91667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Edit Master text styles</text:span></text:p>
            </text:list-item>
          </text:list>
        </draw:text-box>
        <svg:title/>
        <svg:desc/>
      </draw:frame>
      <draw:frame draw:id="id193" presentation:style-name="a560" draw:name="Text Placeholder 2" svg:x="1.62326in" svg:y="4.75in" svg:width="10.9566in" svg:height="1.58333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Edit Master text styles</text:span></text:p>
            </text:list-item>
          </text:list>
        </draw:text-box>
        <svg:title/>
        <svg:desc/>
      </draw:frame>
      <draw:frame draw:id="id194" presentation:style-name="a565" draw:name="Date Placeholder 3" svg:x="10.64376in" svg:y="6.43403in" svg:width="1.25in" svg:height="0.39931in" presentation:class="date-time" presentation:placeholder="false">
        <draw:text-box>
          <text:p text:style-name="a564" text:class-names="" text:cond-style-name=""><text:span text:style-name="a561" text:class-names=""><text:date text:fixed="false" style:data-style-name="a562">14/01/2024</text:date></text:span><text:span text:style-name="a563" text:class-names=""/></text:p>
        </draw:text-box>
        <svg:title/>
        <svg:desc/>
      </draw:frame>
      <draw:frame draw:id="id195" presentation:style-name="a568" draw:name="Footer Placeholder 4" svg:x="2.81308in" svg:y="6.43403in" svg:width="7.74735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196" presentation:style-name="a572" draw:name="Slide Number Placeholder 5" svg:x="11.9771in" svg:y="6.43403in" svg:width="0.60276in" svg:height="0.39931in" presentation:class="page-number" presentation:placeholder="false">
        <draw:text-box>
          <text:p text:style-name="a571" text:class-names="" text:cond-style-name=""><text:span text:style-name="a569" text:class-names=""><text:page-number style:num-format="1" text:fixed="false">‹#›</text:page-number></text:span><text:span text:style-name="a570" text:class-names=""/></text:p>
        </draw:text-box>
        <svg:title/>
        <svg:desc/>
      </draw:frame>
    </style:master-page>
    <style:master-page style:name="Master1-Layout16-vertTx-Title-and-Vertical-Text" style:page-layout-name="pageLayout1" draw:style-name="a580">
      <draw:g draw:name="Group 6" draw:id="id203">
        <svg:title/>
        <svg:desc/>
        <draw:custom-shape svg:x="0.5in" svg:y="0in" svg:width="1.22743in" svg:height="5.82813in" draw:id="id209" draw:layer="Master1-bg" draw:style-name="a614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10" draw:layer="Master1-bg" draw:style-name="a615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11" draw:layer="Master1-bg" draw:style-name="a616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12" draw:layer="Master1-bg" draw:style-name="a617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13" draw:layer="Master1-bg" draw:style-name="a618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14" draw:layer="Master1-bg" draw:style-name="a619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04" presentation:style-name="a584" draw:name="Title 1" svg:x="1.62326in" svg:y="0.75in" svg:width="10.9566in" svg:height="1.91667in" presentation:class="title" presentation:placeholder="false">
        <draw:text-box>
          <text:p text:style-name="a583" text:class-names="" text:cond-style-name=""><text:span text:style-name="a581" text:class-names="">Click to edit Master title style</text:span><text:span text:style-name="a582" text:class-names=""/></text:p>
        </draw:text-box>
        <svg:title/>
        <svg:desc/>
      </draw:frame>
      <draw:frame draw:id="id205" presentation:style-name="a601" draw:name="Vertical Text Placeholder 2" svg:x="1.62326in" svg:y="2.91667in" svg:width="10.9566in" svg:height="3.41667in" presentation:class="outline" presentation:placeholder="false">
        <draw:text-box>
          <text:list text:style-name="a587">
            <text:list-item>
              <text:p text:style-name="a586" text:class-names="" text:cond-style-name=""><text:span text:style-name="a585" text:class-names="">Edit Master text styles</text:span></text:p>
            </text:list-item>
          </text:list>
          <text:list text:style-name="a590">
            <text:list-item>
              <text:list text:style-name="a590">
                <text:list-item>
                  <text:p text:style-name="a589" text:class-names="" text:cond-style-name=""><text:span text:style-name="a588" text:class-names="">Second level</text:span></text:p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p text:style-name="a592" text:class-names="" text:cond-style-name=""><text:span text:style-name="a591" text:class-names="">Third level</text:span></text:p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p text:style-name="a595" text:class-names="" text:cond-style-name=""><text:span text:style-name="a5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list text:style-name="a600">
                            <text:list-item>
                              <text:p text:style-name="a599" text:class-names="" text:cond-style-name=""><text:span text:style-name="a597" text:class-names="">Fifth level</text:span><text:span text:style-name="a5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6" presentation:style-name="a606" draw:name="Date Placeholder 3" svg:x="10.64376in" svg:y="6.43403in" svg:width="1.25in" svg:height="0.39931in" presentation:class="date-time" presentation:placeholder="false">
        <draw:text-box>
          <text:p text:style-name="a605" text:class-names="" text:cond-style-name=""><text:span text:style-name="a602" text:class-names=""><text:date text:fixed="false" style:data-style-name="a603">14/01/2024</text:date></text:span><text:span text:style-name="a604" text:class-names=""/></text:p>
        </draw:text-box>
        <svg:title/>
        <svg:desc/>
      </draw:frame>
      <draw:frame draw:id="id207" presentation:style-name="a609" draw:name="Footer Placeholder 4" svg:x="2.81308in" svg:y="6.43403in" svg:width="7.74735in" svg:height="0.39931in" presentation:class="footer" presentation:placeholder="false">
        <draw:text-box>
          <text:p text:style-name="a608" text:class-names="" text:cond-style-name=""><text:span text:style-name="a607" text:class-names=""/></text:p>
        </draw:text-box>
        <svg:title/>
        <svg:desc/>
      </draw:frame>
      <draw:frame draw:id="id208" presentation:style-name="a613" draw:name="Slide Number Placeholder 5" svg:x="11.9771in" svg:y="6.43403in" svg:width="0.60276in" svg:height="0.39931in" presentation:class="page-number" presentation:placeholder="false">
        <draw:text-box>
          <text:p text:style-name="a612" text:class-names="" text:cond-style-name=""><text:span text:style-name="a610" text:class-names=""><text:page-number style:num-format="1" text:fixed="false">‹#›</text:page-number></text:span><text:span text:style-name="a611" text:class-names=""/></text:p>
        </draw:text-box>
        <svg:title/>
        <svg:desc/>
      </draw:frame>
    </style:master-page>
    <style:master-page style:name="Master1-Layout17-vertTitleAndTx-Vertical-Title-and-Text" style:page-layout-name="pageLayout1" draw:style-name="a621">
      <draw:g draw:name="Group 6" draw:id="id215">
        <svg:title/>
        <svg:desc/>
        <draw:custom-shape svg:x="0.5in" svg:y="0in" svg:width="1.22743in" svg:height="5.82813in" draw:id="id221" draw:layer="Master1-bg" draw:style-name="a65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22" draw:layer="Master1-bg" draw:style-name="a65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23" draw:layer="Master1-bg" draw:style-name="a65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24" draw:layer="Master1-bg" draw:style-name="a65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25" draw:layer="Master1-bg" draw:style-name="a65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26" draw:layer="Master1-bg" draw:style-name="a66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16" presentation:style-name="a625" draw:name="Vertical Title 1" svg:x="10.64376in" svg:y="0.75in" svg:width="1.9361in" svg:height="5.58333in" presentation:class="title" presentation:placeholder="false">
        <draw:text-box>
          <text:p text:style-name="a624" text:class-names="" text:cond-style-name=""><text:span text:style-name="a622" text:class-names="">Click to edit Master title style</text:span><text:span text:style-name="a623" text:class-names=""/></text:p>
        </draw:text-box>
        <svg:title/>
        <svg:desc/>
      </draw:frame>
      <draw:frame draw:id="id217" presentation:style-name="a642" draw:name="Vertical Text Placeholder 2" svg:x="1.62326in" svg:y="0.75in" svg:width="8.7705in" svg:height="5.58333in" presentation:class="outline" presentation:placeholder="false">
        <draw:text-box>
          <text:list text:style-name="a628">
            <text:list-item>
              <text:p text:style-name="a627" text:class-names="" text:cond-style-name=""><text:span text:style-name="a626" text:class-names="">Edit Master text styles</text:span></text:p>
            </text:list-item>
          </text:list>
          <text:list text:style-name="a631">
            <text:list-item>
              <text:list text:style-name="a631">
                <text:list-item>
                  <text:p text:style-name="a630" text:class-names="" text:cond-style-name=""><text:span text:style-name="a629" text:class-names="">Second level</text:span></text:p>
                </text:list-item>
              </text:list>
            </text:list-item>
          </text:list>
          <text:list text:style-name="a634">
            <text:list-item>
              <text:list text:style-name="a634">
                <text:list-item>
                  <text:list text:style-name="a634">
                    <text:list-item>
                      <text:p text:style-name="a633" text:class-names="" text:cond-style-name=""><text:span text:style-name="a632" text:class-names="">Third level</text:span></text:p>
                    </text:list-item>
                  </text:list>
                </text:list-item>
              </text:list>
            </text:list-item>
          </text:list>
          <text:list text:style-name="a637">
            <text:list-item>
              <text:list text:style-name="a637">
                <text:list-item>
                  <text:list text:style-name="a637">
                    <text:list-item>
                      <text:list text:style-name="a637">
                        <text:list-item>
                          <text:p text:style-name="a636" text:class-names="" text:cond-style-name=""><text:span text:style-name="a6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list text:style-name="a641">
                        <text:list-item>
                          <text:list text:style-name="a641">
                            <text:list-item>
                              <text:p text:style-name="a640" text:class-names="" text:cond-style-name=""><text:span text:style-name="a638" text:class-names="">Fifth level</text:span><text:span text:style-name="a6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647" draw:name="Date Placeholder 3" svg:x="10.64376in" svg:y="6.43403in" svg:width="1.25in" svg:height="0.39931in" presentation:class="date-time" presentation:placeholder="false">
        <draw:text-box>
          <text:p text:style-name="a646" text:class-names="" text:cond-style-name=""><text:span text:style-name="a643" text:class-names=""><text:date text:fixed="false" style:data-style-name="a644">14/01/2024</text:date></text:span><text:span text:style-name="a645" text:class-names=""/></text:p>
        </draw:text-box>
        <svg:title/>
        <svg:desc/>
      </draw:frame>
      <draw:frame draw:id="id219" presentation:style-name="a650" draw:name="Footer Placeholder 4" svg:x="2.81308in" svg:y="6.43403in" svg:width="7.74735in" svg:height="0.39931in" presentation:class="footer" presentation:placeholder="false">
        <draw:text-box>
          <text:p text:style-name="a649" text:class-names="" text:cond-style-name=""><text:span text:style-name="a648" text:class-names=""/></text:p>
        </draw:text-box>
        <svg:title/>
        <svg:desc/>
      </draw:frame>
      <draw:frame draw:id="id220" presentation:style-name="a654" draw:name="Slide Number Placeholder 5" svg:x="11.9771in" svg:y="6.43403in" svg:width="0.60276in" svg:height="0.39931in" presentation:class="page-number" presentation:placeholder="false">
        <draw:text-box>
          <text:p text:style-name="a653" text:class-names="" text:cond-style-name=""><text:span text:style-name="a651" text:class-names=""><text:page-number style:num-format="1" text:fixed="false">‹#›</text:page-number></text:span><text:span text:style-name="a652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XRP Ledger EVM Compatible Sidechain Evaluation</dc:title>
    <meta:initial-creator>Johnis Agorgianitis</meta:initial-creator>
    <dc:creator>Johnis Agorgianitis</dc:creator>
    <meta:creation-date>2024-01-14T14:18:19Z</meta:creation-date>
    <dc:date>2024-01-14T16:04:35Z</dc:date>
    <meta:template xlink:href="TM03457496%5b%5bfn=Parallax%5d%5d" xlink:type="simple"/>
    <meta:editing-cycles>9</meta:editing-cycles>
    <meta:editing-duration>PT3653S</meta:editing-duration>
    <meta:document-statistic meta:paragraph-count="45" meta:word-count="246"/>
  </office:meta>
</office:document-meta>
</file>